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Licença-da-Publicação" style:family="table">
      <style:table-properties style:width="12.599cm" table:align="margins"/>
    </style:style>
    <style:style style:name="Licença-da-Publicação.A" style:family="table-column">
      <style:table-column-properties style:column-width="12.599cm" style:rel-column-width="65535*"/>
    </style:style>
    <style:style style:name="Licença-da-Publicação.A1" style:family="table-cell">
      <style:table-cell-properties fo:padding="0.097cm" fo:border-left="none" fo:border-right="none" fo:border-top="0.5pt solid #000000" fo:border-bottom="none"/>
    </style:style>
    <style:style style:name="Desenho-do-Personagem" style:family="table">
      <style:table-properties style:width="12.423cm" table:align="margins" style:shadow="#808080 0.176cm 0.176cm" style:may-break-between-rows="false"/>
    </style:style>
    <style:style style:name="Desenho-do-Personagem.A" style:family="table-column">
      <style:table-column-properties style:column-width="12.423cm" style:rel-column-width="65535*"/>
    </style:style>
    <style:style style:name="Desenho-do-Personagem.A1" style:family="table-cell">
      <style:table-cell-properties fo:padding="0.097cm" fo:border-left="0.5pt solid #000000" fo:border-right="0.5pt solid #000000" fo:border-top="0.5pt solid #000000" fo:border-bottom="none"/>
    </style:style>
    <style:style style:name="Desenho-do-Personagem.A2" style:family="table-cell">
      <style:table-cell-properties fo:padding="0.097cm" fo:border-left="0.5pt solid #000000" fo:border-right="0.5pt solid #000000" fo:border-top="none" fo:border-bottom="none"/>
    </style:style>
    <style:style style:name="Desenho-do-Personagem.A5" style:family="table-cell">
      <style:table-cell-properties fo:background-color="transparent" fo:padding="0.097cm" fo:border-left="0.5pt solid #000000" fo:border-right="0.5pt solid #000000" fo:border-top="none" fo:border-bottom="none">
        <style:background-image/>
      </style:table-cell-properties>
    </style:style>
    <style:style style:name="Desenho-do-Personagem.A10" style:family="table-cell">
      <style:table-cell-properties fo:padding="0.097cm" fo:border-left="0.5pt solid #000000" fo:border-right="0.5pt solid #000000" fo:border-top="none" fo:border-bottom="0.5pt solid #000000"/>
    </style:style>
    <style:style style:name="Ficha-de-Personagem" style:family="table">
      <style:table-properties style:width="12.423cm" table:align="margins" style:shadow="#808080 0.176cm 0.176cm" style:may-break-between-rows="false"/>
    </style:style>
    <style:style style:name="Ficha-de-Personagem.A" style:family="table-column">
      <style:table-column-properties style:column-width="12.423cm" style:rel-column-width="65535*"/>
    </style:style>
    <style:style style:name="Ficha-de-Personagem.1" style:family="table-row">
      <style:table-row-properties fo:keep-together="always"/>
    </style:style>
    <style:style style:name="Ficha-de-Personagem.A1" style:family="table-cell">
      <style:table-cell-properties style:vertical-align="middle" fo:padding="0.097cm" fo:border-left="0.75pt solid #000000" fo:border-right="0.75pt solid #000000" fo:border-top="0.5pt solid #000000" fo:border-bottom="none"/>
    </style:style>
    <style:style style:name="Ficha-de-Personagem.A2" style:family="table-cell">
      <style:table-cell-properties style:vertical-align="middle" fo:padding="0.097cm" fo:border-left="0.75pt solid #000000" fo:border-right="0.75pt solid #000000" fo:border-top="none" fo:border-bottom="none"/>
    </style:style>
    <style:style style:name="Ficha-de-Personagem.A4" style:family="table-cell">
      <style:table-cell-properties style:vertical-align="middle" fo:padding="0.097cm" fo:border-left="0.75pt solid #000000" fo:border-right="0.75pt solid #000000" fo:border-top="0.75pt solid #000000" fo:border-bottom="none"/>
    </style:style>
    <style:style style:name="Ficha-de-Personagem.A9" style:family="table-cell">
      <style:table-cell-properties style:vertical-align="middle" fo:padding="0.097cm" fo:border="0.75pt solid #000000"/>
    </style:style>
    <style:style style:name="Ficha-de-Personagem.A10" style:family="table-cell">
      <style:table-cell-properties style:vertical-align="middle" fo:padding="0.097cm" fo:border-left="0.75pt solid #000000" fo:border-right="0.75pt solid #000000" fo:border-top="0.75pt solid #000000" fo:border-bottom="0.5pt solid #000000"/>
    </style:style>
    <style:style style:name="Cena-Sequencia" style:family="table">
      <style:table-properties style:width="12.599cm" table:align="margins"/>
    </style:style>
    <style:style style:name="Cena-Sequencia.A" style:family="table-column">
      <style:table-column-properties style:column-width="0.609cm" style:rel-column-width="3166*"/>
    </style:style>
    <style:style style:name="Cena-Sequencia.B" style:family="table-column">
      <style:table-column-properties style:column-width="1.266cm" style:rel-column-width="6590*"/>
    </style:style>
    <style:style style:name="Cena-Sequencia.K" style:family="table-column">
      <style:table-column-properties style:column-width="0.587cm" style:rel-column-width="3059*"/>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Ficha-de-Traço" style:family="table">
      <style:table-properties style:width="12.423cm" table:align="margins" style:shadow="#808080 0.176cm 0.176cm" style:may-break-between-rows="false"/>
    </style:style>
    <style:style style:name="Ficha-de-Traço.A" style:family="table-column">
      <style:table-column-properties style:column-width="1.563cm" style:rel-column-width="8244*"/>
    </style:style>
    <style:style style:name="Ficha-de-Traço.B" style:family="table-column">
      <style:table-column-properties style:column-width="0.66cm" style:rel-column-width="3478*"/>
    </style:style>
    <style:style style:name="Ficha-de-Traço.C" style:family="table-column">
      <style:table-column-properties style:column-width="10.201cm" style:rel-column-width="53813*"/>
    </style:style>
    <style:style style:name="Ficha-de-Traço.1" style:family="table-row">
      <style:table-row-properties fo:keep-together="always"/>
    </style:style>
    <style:style style:name="Ficha-de-Traço.A1" style:family="table-cell">
      <style:table-cell-properties fo:background-color="transparent" fo:padding="0.097cm" fo:border-left="0.5pt solid #000000" fo:border-right="none" fo:border-top="0.5pt solid #000000" fo:border-bottom="none">
        <style:background-image/>
      </style:table-cell-properties>
    </style:style>
    <style:style style:name="Ficha-de-Traço.B1" style:family="table-cell">
      <style:table-cell-properties fo:background-color="transparent" fo:padding="0.097cm" fo:border-left="none" fo:border-right="0.5pt solid #000000" fo:border-top="0.5pt solid #000000" fo:border-bottom="none">
        <style:background-image/>
      </style:table-cell-properties>
    </style:style>
    <style:style style:name="Ficha-de-Traço.A2" style:family="table-cell">
      <style:table-cell-properties fo:background-color="transparent" fo:padding="0.097cm" fo:border-left="0.5pt solid #000000" fo:border-right="none" fo:border-top="none" fo:border-bottom="none">
        <style:background-image/>
      </style:table-cell-properties>
    </style:style>
    <style:style style:name="Ficha-de-Traço.C2" style:family="table-cell">
      <style:table-cell-properties fo:padding="0.097cm" fo:border-left="none" fo:border-right="0.5pt solid #000000" fo:border-top="none" fo:border-bottom="none"/>
    </style:style>
    <style:style style:name="Ficha-de-Traço.A3" style:family="table-cell">
      <style:table-cell-properties fo:padding="0.097cm" fo:border-left="0.5pt solid #000000" fo:border-right="0.5pt solid #000000" fo:border-top="none" fo:border-bottom="none"/>
    </style:style>
    <style:style style:name="Ficha-de-Traço.A4" style:family="table-cell">
      <style:table-cell-properties fo:padding="0.097cm" fo:border-left="0.5pt solid #000000" fo:border-right="0.5pt solid #000000" fo:border-top="none" fo:border-bottom="none"/>
    </style:style>
    <style:style style:name="Ficha-de-Traço.A5" style:family="table-cell">
      <style:table-cell-properties fo:padding="0.097cm" fo:border-left="0.5pt solid #000000" fo:border-right="0.5pt solid #000000" fo:border-top="none" fo:border-bottom="0.5pt solid #000000"/>
    </style:style>
    <style:style style:name="Ficha-de-Equipamento" style:family="table">
      <style:table-properties style:width="12.423cm" table:align="margins" style:shadow="#808080 0.176cm 0.176cm" style:may-break-between-rows="false"/>
    </style:style>
    <style:style style:name="Ficha-de-Equipamento.A" style:family="table-column">
      <style:table-column-properties style:column-width="2.223cm" style:rel-column-width="11722*"/>
    </style:style>
    <style:style style:name="Ficha-de-Equipamento.B" style:family="table-column">
      <style:table-column-properties style:column-width="0.635cm" style:rel-column-width="3349*"/>
    </style:style>
    <style:style style:name="Ficha-de-Equipamento.C" style:family="table-column">
      <style:table-column-properties style:column-width="9.566cm" style:rel-column-width="50464*"/>
    </style:style>
    <style:style style:name="Ficha-de-Equipamento.1" style:family="table-row">
      <style:table-row-properties fo:keep-together="always"/>
    </style:style>
    <style:style style:name="Ficha-de-Equipamento.A1" style:family="table-cell">
      <style:table-cell-properties fo:background-color="transparent" fo:padding="0.097cm" fo:border-left="0.5pt solid #000000" fo:border-right="none" fo:border-top="0.5pt solid #000000" fo:border-bottom="none">
        <style:background-image/>
      </style:table-cell-properties>
    </style:style>
    <style:style style:name="Ficha-de-Equipamento.C1" style:family="table-cell">
      <style:table-cell-properties fo:background-color="transparent" fo:padding="0.097cm" fo:border-left="none" fo:border-right="0.5pt solid #000000" fo:border-top="0.5pt solid #000000" fo:border-bottom="none">
        <style:background-image/>
      </style:table-cell-properties>
    </style:style>
    <style:style style:name="Ficha-de-Equipamento.A2" style:family="table-cell">
      <style:table-cell-properties fo:background-color="transparent" fo:padding="0.097cm" fo:border-left="0.5pt solid #000000" fo:border-right="none" fo:border-top="none" fo:border-bottom="none">
        <style:background-image/>
      </style:table-cell-properties>
    </style:style>
    <style:style style:name="Ficha-de-Equipamento.B2" style:family="table-cell">
      <style:table-cell-properties fo:padding="0.097cm" fo:border-left="none" fo:border-right="0.5pt solid #000000" fo:border-top="none" fo:border-bottom="none"/>
    </style:style>
    <style:style style:name="Ficha-de-Equipamento.A3" style:family="table-cell">
      <style:table-cell-properties fo:padding="0.097cm" fo:border-left="0.5pt solid #000000" fo:border-right="0.5pt solid #000000" fo:border-top="none" fo:border-bottom="none"/>
    </style:style>
    <style:style style:name="Ficha-de-Equipamento.A4" style:family="table-cell">
      <style:table-cell-properties fo:padding="0.097cm" fo:border-left="0.5pt solid #000000" fo:border-right="0.5pt solid #000000" fo:border-top="none" fo:border-bottom="none"/>
    </style:style>
    <style:style style:name="Ficha-de-Equipamento.A5" style:family="table-cell">
      <style:table-cell-properties fo:padding="0.097cm" fo:border-left="0.5pt solid #000000" fo:border-right="0.5pt solid #000000" fo:border-top="none" fo:border-bottom="0.5pt solid #000000"/>
    </style:style>
    <style:style style:name="Ficha-de-Efeito" style:family="table">
      <style:table-properties style:width="12.423cm" table:align="margins" style:shadow="#808080 0.176cm 0.176cm" style:may-break-between-rows="false"/>
    </style:style>
    <style:style style:name="Ficha-de-Efeito.A" style:family="table-column">
      <style:table-column-properties style:column-width="1.563cm" style:rel-column-width="8244*"/>
    </style:style>
    <style:style style:name="Ficha-de-Efeito.B" style:family="table-column">
      <style:table-column-properties style:column-width="0.66cm" style:rel-column-width="3478*"/>
    </style:style>
    <style:style style:name="Ficha-de-Efeito.C" style:family="table-column">
      <style:table-column-properties style:column-width="10.201cm" style:rel-column-width="53813*"/>
    </style:style>
    <style:style style:name="Ficha-de-Efeito.1" style:family="table-row">
      <style:table-row-properties fo:keep-together="always"/>
    </style:style>
    <style:style style:name="Ficha-de-Efeito.A1" style:family="table-cell">
      <style:table-cell-properties fo:background-color="transparent" fo:padding="0.097cm" fo:border-left="0.5pt solid #000000" fo:border-right="none" fo:border-top="0.5pt solid #000000" fo:border-bottom="none">
        <style:background-image/>
      </style:table-cell-properties>
    </style:style>
    <style:style style:name="Ficha-de-Efeito.B1" style:family="table-cell">
      <style:table-cell-properties fo:background-color="transparent" fo:padding="0.097cm" fo:border-left="none" fo:border-right="0.5pt solid #000000" fo:border-top="0.5pt solid #000000" fo:border-bottom="none">
        <style:background-image/>
      </style:table-cell-properties>
    </style:style>
    <style:style style:name="Ficha-de-Efeito.A2" style:family="table-cell">
      <style:table-cell-properties fo:background-color="transparent" fo:padding="0.097cm" fo:border-left="0.5pt solid #000000" fo:border-right="none" fo:border-top="none" fo:border-bottom="none">
        <style:background-image/>
      </style:table-cell-properties>
    </style:style>
    <style:style style:name="Ficha-de-Efeito.C2" style:family="table-cell">
      <style:table-cell-properties fo:padding="0.097cm" fo:border-left="none" fo:border-right="0.5pt solid #000000" fo:border-top="none" fo:border-bottom="none"/>
    </style:style>
    <style:style style:name="Ficha-de-Efeito.A3" style:family="table-cell">
      <style:table-cell-properties fo:padding="0.097cm" fo:border-left="0.5pt solid #000000" fo:border-right="0.5pt solid #000000" fo:border-top="none" fo:border-bottom="none"/>
    </style:style>
    <style:style style:name="Ficha-de-Efeito.A4" style:family="table-cell">
      <style:table-cell-properties fo:padding="0.097cm" fo:border-left="0.5pt solid #000000" fo:border-right="0.5pt solid #000000" fo:border-top="none" fo:border-bottom="none"/>
    </style:style>
    <style:style style:name="Ficha-de-Efeito.A5" style:family="table-cell">
      <style:table-cell-properties fo:padding="0.097cm" fo:border-left="0.5pt solid #000000" fo:border-right="0.5pt solid #000000" fo:border-top="none" fo:border-bottom="0.5pt solid #000000"/>
    </style:style>
    <style:style style:name="Prioridade-nos-Dados" style:family="table">
      <style:table-properties style:width="12.599cm" table:align="margins" style:may-break-between-rows="false"/>
    </style:style>
    <style:style style:name="Prioridade-nos-Dados.A" style:family="table-column">
      <style:table-column-properties style:column-width="12.599cm" style:rel-column-width="65535*"/>
    </style:style>
    <style:style style:name="Prioridade-nos-Dados.1" style:family="table-row">
      <style:table-row-properties fo:keep-together="always"/>
    </style:style>
    <style:style style:name="Prioridade-nos-Dados.A1" style:family="table-cell">
      <style:table-cell-properties fo:background-color="transparent" fo:padding="0.097cm" fo:border-left="0.5pt solid #000000" fo:border-right="0.5pt solid #000000" fo:border-top="0.5pt solid #000000" fo:border-bottom="none">
        <style:background-image/>
      </style:table-cell-properties>
    </style:style>
    <style:style style:name="Prioridade-nos-Dados.A2" style:family="table-cell">
      <style:table-cell-properties fo:padding="0.097cm" fo:border-left="0.5pt solid #000000" fo:border-right="0.5pt solid #000000" fo:border-top="none" fo:border-bottom="0.5pt solid #000000"/>
    </style:style>
    <style:style style:name="Falha-e-Sucesso-no-Dado" style:family="table">
      <style:table-properties style:width="12.599cm" table:align="margins" style:may-break-between-rows="false"/>
    </style:style>
    <style:style style:name="Falha-e-Sucesso-no-Dado.A" style:family="table-column">
      <style:table-column-properties style:column-width="6.119cm" style:rel-column-width="31830*"/>
    </style:style>
    <style:style style:name="Falha-e-Sucesso-no-Dado.B" style:family="table-column">
      <style:table-column-properties style:column-width="6.481cm" style:rel-column-width="33705*"/>
    </style:style>
    <style:style style:name="Falha-e-Sucesso-no-Dado.1" style:family="table-row">
      <style:table-row-properties fo:keep-together="always"/>
    </style:style>
    <style:style style:name="Falha-e-Sucesso-no-Dado.A1" style:family="table-cell">
      <style:table-cell-properties fo:background-color="transparent" fo:padding="0.097cm" fo:border-left="0.5pt solid #000000" fo:border-right="none" fo:border-top="0.5pt solid #000000" fo:border-bottom="none">
        <style:background-image/>
      </style:table-cell-properties>
    </style:style>
    <style:style style:name="Falha-e-Sucesso-no-Dado.B1" style:family="table-cell">
      <style:table-cell-properties fo:background-color="transparent" fo:padding="0.097cm" fo:border-left="none" fo:border-right="0.5pt solid #000000" fo:border-top="0.5pt solid #000000" fo:border-bottom="none">
        <style:background-image/>
      </style:table-cell-properties>
    </style:style>
    <style:style style:name="Falha-e-Sucesso-no-Dado.A2" style:family="table-cell">
      <style:table-cell-properties fo:padding="0.097cm" fo:border-left="0.5pt solid #000000" fo:border-right="none" fo:border-top="none" fo:border-bottom="0.5pt solid #000000"/>
    </style:style>
    <style:style style:name="Falha-e-Sucesso-no-Dado.B2" style:family="table-cell">
      <style:table-cell-properties fo:padding="0.097cm" fo:border-left="none" fo:border-right="0.5pt solid #000000" fo:border-top="none" fo:border-bottom="0.5pt solid #000000"/>
    </style:style>
    <style:style style:name="Atencao-e-Reflexo" style:family="table">
      <style:table-properties style:width="12.599cm" table:align="margins"/>
    </style:style>
    <style:style style:name="Atencao-e-Reflexo.A" style:family="table-column">
      <style:table-column-properties style:column-width="3.704cm" style:rel-column-width="19266*"/>
    </style:style>
    <style:style style:name="Atencao-e-Reflexo.B" style:family="table-column">
      <style:table-column-properties style:column-width="2.965cm" style:rel-column-width="15422*"/>
    </style:style>
    <style:style style:name="Atencao-e-Reflexo.D" style:family="table-column">
      <style:table-column-properties style:column-width="2.965cm" style:rel-column-width="15425*"/>
    </style:style>
    <style:style style:name="Atencao-e-Reflexo.A1" style:family="table-cell">
      <style:table-cell-properties fo:padding="0.097cm" fo:border-left="0.5pt solid #000000" fo:border-right="none" fo:border-top="0.5pt solid #000000" fo:border-bottom="none"/>
    </style:style>
    <style:style style:name="Atencao-e-Reflexo.B1" style:family="table-cell">
      <style:table-cell-properties fo:padding="0.097cm" fo:border-left="none" fo:border-right="none" fo:border-top="0.5pt solid #000000" fo:border-bottom="none"/>
    </style:style>
    <style:style style:name="Atencao-e-Reflexo.D1" style:family="table-cell">
      <style:table-cell-properties fo:padding="0.097cm" fo:border-left="none" fo:border-right="0.5pt solid #000000" fo:border-top="0.5pt solid #000000" fo:border-bottom="none"/>
    </style:style>
    <style:style style:name="Atencao-e-Reflexo.A2" style:family="table-cell">
      <style:table-cell-properties fo:padding="0.097cm" fo:border-left="0.5pt solid #000000" fo:border-right="none" fo:border-top="none" fo:border-bottom="none"/>
    </style:style>
    <style:style style:name="Atencao-e-Reflexo.B2" style:family="table-cell">
      <style:table-cell-properties fo:padding="0.097cm" fo:border="none"/>
    </style:style>
    <style:style style:name="Atencao-e-Reflexo.D2" style:family="table-cell">
      <style:table-cell-properties fo:padding="0.097cm" fo:border-left="none" fo:border-right="0.5pt solid #000000" fo:border-top="none" fo:border-bottom="none"/>
    </style:style>
    <style:style style:name="Atencao-e-Reflexo.A3" style:family="table-cell">
      <style:table-cell-properties fo:padding="0.097cm" fo:border-left="0.5pt solid #000000" fo:border-right="none" fo:border-top="none" fo:border-bottom="0.5pt solid #000000"/>
    </style:style>
    <style:style style:name="Atencao-e-Reflexo.B3" style:family="table-cell">
      <style:table-cell-properties fo:padding="0.097cm" fo:border-left="none" fo:border-right="none" fo:border-top="none" fo:border-bottom="0.5pt solid #000000"/>
    </style:style>
    <style:style style:name="Atencao-e-Reflexo.D3" style:family="table-cell">
      <style:table-cell-properties fo:padding="0.097cm" fo:border-left="none" fo:border-right="0.5pt solid #000000" fo:border-top="none" fo:border-bottom="0.5pt solid #000000"/>
    </style:style>
    <style:style style:name="Squencia-do-Teste" style:family="table">
      <style:table-properties style:width="12.599cm" table:align="margins"/>
    </style:style>
    <style:style style:name="Squencia-do-Teste.A" style:family="table-column">
      <style:table-column-properties style:column-width="1.693cm" style:rel-column-width="8807*"/>
    </style:style>
    <style:style style:name="Squencia-do-Teste.B" style:family="table-column">
      <style:table-column-properties style:column-width="10.906cm" style:rel-column-width="56728*"/>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599cm" table:align="margins"/>
    </style:style>
    <style:style style:name="Impactos-Causados.A" style:family="table-column">
      <style:table-column-properties style:column-width="2.408cm" style:rel-column-width="12523*"/>
    </style:style>
    <style:style style:name="Impactos-Causados.B" style:family="table-column">
      <style:table-column-properties style:column-width="2.805cm" style:rel-column-width="14587*"/>
    </style:style>
    <style:style style:name="Impactos-Causados.C" style:family="table-column">
      <style:table-column-properties style:column-width="3.694cm" style:rel-column-width="19211*"/>
    </style:style>
    <style:style style:name="Impactos-Causados.D" style:family="table-column">
      <style:table-column-properties style:column-width="3.694cm" style:rel-column-width="19214*"/>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P1" style:family="paragraph" style:parent-style-name="Table_20_Contents">
      <style:text-properties fo:font-size="9pt" officeooo:rsid="01072041" officeooo:paragraph-rsid="01072041" style:font-size-asian="9pt" style:font-size-complex="9pt"/>
    </style:style>
    <style:style style:name="P2" style:family="paragraph" style:parent-style-name="Footer_20_left">
      <style:text-properties fo:font-size="9pt" officeooo:paragraph-rsid="00f6fb4c" style:font-size-asian="9pt" style:font-size-complex="9pt"/>
    </style:style>
    <style:style style:name="P3" style:family="paragraph" style:parent-style-name="Comment">
      <style:paragraph-properties fo:text-align="justify" style:justify-single-word="false"/>
      <style:text-properties fo:font-size="9pt" officeooo:paragraph-rsid="00f91744" style:font-size-asian="9pt" style:font-size-complex="9pt"/>
    </style:style>
    <style:style style:name="P4"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5" style:family="paragraph" style:parent-style-name="Header">
      <style:text-properties fo:font-size="2pt" style:font-size-asian="1.75pt" style:font-size-complex="2pt"/>
    </style:style>
    <style:style style:name="P6" style:family="paragraph" style:parent-style-name="Standard">
      <style:text-properties fo:font-size="2pt" officeooo:paragraph-rsid="00f6fb4c" style:font-size-asian="1.75pt" style:font-size-complex="2pt"/>
    </style:style>
    <style:style style:name="P7" style:family="paragraph" style:parent-style-name="Table_20_Contents">
      <style:paragraph-properties fo:text-align="center" style:justify-single-word="false"/>
      <style:text-properties fo:font-size="12pt" officeooo:paragraph-rsid="00f6fb4c" style:font-size-asian="12pt" style:font-size-complex="12pt"/>
    </style:style>
    <style:style style:name="P8" style:family="paragraph" style:parent-style-name="Table_20_Contents">
      <style:paragraph-properties fo:text-align="center" style:justify-single-word="false"/>
      <style:text-properties fo:font-size="12pt" style:font-size-asian="12pt" style:font-name-complex="Lohit Devanagari" style:font-size-complex="12pt"/>
    </style:style>
    <style:style style:name="P9" style:family="paragraph" style:parent-style-name="Table_20_Contents">
      <style:paragraph-properties fo:text-align="center" style:justify-single-word="false"/>
      <style:text-properties fo:font-size="12pt" officeooo:rsid="00945867" officeooo:paragraph-rsid="00945867" style:font-size-asian="12pt" style:font-name-complex="Lohit Devanagari" style:font-size-complex="12pt"/>
    </style:style>
    <style:style style:name="P10" style:family="paragraph" style:parent-style-name="Table_20_Contents">
      <style:paragraph-properties fo:text-align="center" style:justify-single-word="false"/>
      <style:text-properties fo:font-size="12pt" officeooo:rsid="00b6a0b5" officeooo:paragraph-rsid="00b6a0b5" style:font-size-asian="12pt" style:font-name-complex="Lohit Devanagari" style:font-size-complex="12pt"/>
    </style:style>
    <style:style style:name="P11" style:family="paragraph" style:parent-style-name="Standard">
      <style:text-properties fo:language="pt" fo:country="BR"/>
    </style:style>
    <style:style style:name="P12" style:family="paragraph" style:parent-style-name="Standard">
      <style:text-properties fo:language="pt" fo:country="BR" officeooo:rsid="0015eb52" officeooo:paragraph-rsid="0015eb52"/>
    </style:style>
    <style:style style:name="P13" style:family="paragraph" style:parent-style-name="Standard">
      <style:text-properties fo:language="pt" fo:country="BR" officeooo:rsid="0015eb52"/>
    </style:style>
    <style:style style:name="P14" style:family="paragraph" style:parent-style-name="Standard">
      <style:paragraph-properties fo:text-align="justify" style:justify-single-word="false"/>
      <style:text-properties fo:language="pt" fo:country="BR" officeooo:rsid="0015eb52" officeooo:paragraph-rsid="0015eb52"/>
    </style:style>
    <style:style style:name="P15" style:family="paragraph" style:parent-style-name="Standard">
      <style:text-properties fo:language="pt" fo:country="BR" officeooo:paragraph-rsid="0019f563"/>
    </style:style>
    <style:style style:name="P16" style:family="paragraph" style:parent-style-name="Standard">
      <style:text-properties fo:language="pt" fo:country="BR" officeooo:rsid="00347cd8" officeooo:paragraph-rsid="00347cd8"/>
    </style:style>
    <style:style style:name="P17" style:family="paragraph" style:parent-style-name="Standard">
      <style:paragraph-properties fo:text-align="justify" style:justify-single-word="false"/>
      <style:text-properties fo:language="pt" fo:country="BR" officeooo:rsid="00347cd8" officeooo:paragraph-rsid="013adc10"/>
    </style:style>
    <style:style style:name="P18" style:family="paragraph" style:parent-style-name="Standard">
      <style:text-properties fo:language="pt" fo:country="BR" officeooo:rsid="0042cfd9" officeooo:paragraph-rsid="0015eb52"/>
    </style:style>
    <style:style style:name="P19" style:family="paragraph" style:parent-style-name="Standard">
      <style:text-properties fo:language="pt" fo:country="BR" officeooo:rsid="0042cfd9" officeooo:paragraph-rsid="0042cfd9"/>
    </style:style>
    <style:style style:name="P20" style:family="paragraph" style:parent-style-name="Standard">
      <style:text-properties fo:language="pt" fo:country="BR" officeooo:rsid="0042cfd9" officeooo:paragraph-rsid="0089f721"/>
    </style:style>
    <style:style style:name="P21" style:family="paragraph" style:parent-style-name="Standard">
      <style:paragraph-properties fo:text-align="justify" style:justify-single-word="false"/>
      <style:text-properties fo:language="pt" fo:country="BR" officeooo:rsid="0042cfd9" officeooo:paragraph-rsid="0042cfd9"/>
    </style:style>
    <style:style style:name="P22" style:family="paragraph" style:parent-style-name="Standard">
      <style:paragraph-properties fo:text-align="justify" style:justify-single-word="false"/>
      <style:text-properties fo:language="pt" fo:country="BR" officeooo:rsid="00633b85" officeooo:paragraph-rsid="00633b85"/>
    </style:style>
    <style:style style:name="P23" style:family="paragraph" style:parent-style-name="Standard">
      <style:text-properties fo:language="pt" fo:country="BR" officeooo:rsid="00633b85" officeooo:paragraph-rsid="0136a1c2"/>
    </style:style>
    <style:style style:name="P24" style:family="paragraph" style:parent-style-name="Standard">
      <style:text-properties fo:language="pt" fo:country="BR" officeooo:paragraph-rsid="0015eb52"/>
    </style:style>
    <style:style style:name="P25" style:family="paragraph" style:parent-style-name="Standard">
      <style:text-properties fo:language="pt" fo:country="BR" officeooo:rsid="0089f721" officeooo:paragraph-rsid="0089f721"/>
    </style:style>
    <style:style style:name="P26" style:family="paragraph" style:parent-style-name="Standard">
      <style:text-properties fo:language="pt" fo:country="BR" officeooo:rsid="0089f721" officeooo:paragraph-rsid="009ba7c0"/>
    </style:style>
    <style:style style:name="P27" style:family="paragraph" style:parent-style-name="Standard">
      <style:paragraph-properties fo:text-align="justify" style:justify-single-word="false"/>
      <style:text-properties fo:language="pt" fo:country="BR" officeooo:rsid="0089f721" officeooo:paragraph-rsid="0089f721"/>
    </style:style>
    <style:style style:name="P28" style:family="paragraph" style:parent-style-name="Standard">
      <style:paragraph-properties fo:text-align="justify" style:justify-single-word="false"/>
      <style:text-properties fo:language="pt" fo:country="BR" officeooo:rsid="0089f721" officeooo:paragraph-rsid="008e5452"/>
    </style:style>
    <style:style style:name="P29" style:family="paragraph" style:parent-style-name="Standard">
      <style:paragraph-properties fo:text-align="justify" style:justify-single-word="false"/>
      <style:text-properties fo:language="pt" fo:country="BR" officeooo:rsid="0089f721" officeooo:paragraph-rsid="009ba7c0"/>
    </style:style>
    <style:style style:name="P30" style:family="paragraph" style:parent-style-name="Standard">
      <style:text-properties fo:language="pt" fo:country="BR" officeooo:rsid="00af9cde" officeooo:paragraph-rsid="00af9cde"/>
    </style:style>
    <style:style style:name="P31" style:family="paragraph" style:parent-style-name="Standard">
      <style:paragraph-properties fo:text-align="center" style:justify-single-word="false"/>
      <style:text-properties fo:language="pt" fo:country="BR" officeooo:rsid="00af9cde" officeooo:paragraph-rsid="00b34e5d"/>
    </style:style>
    <style:style style:name="P32" style:family="paragraph" style:parent-style-name="Standard">
      <style:text-properties fo:language="pt" fo:country="BR" officeooo:rsid="00b64bd0" officeooo:paragraph-rsid="00b64bd0"/>
    </style:style>
    <style:style style:name="P33" style:family="paragraph" style:parent-style-name="Standard">
      <style:paragraph-properties fo:text-align="justify" style:justify-single-word="false"/>
      <style:text-properties fo:language="pt" fo:country="BR" officeooo:rsid="00b64bd0" officeooo:paragraph-rsid="00af9cde"/>
    </style:style>
    <style:style style:name="P34" style:family="paragraph" style:parent-style-name="Standard">
      <style:paragraph-properties fo:text-align="justify" style:justify-single-word="false"/>
      <style:text-properties fo:language="pt" fo:country="BR" officeooo:rsid="00b64bd0" officeooo:paragraph-rsid="00b64bd0"/>
    </style:style>
    <style:style style:name="P35" style:family="paragraph" style:parent-style-name="Standard">
      <style:paragraph-properties fo:text-align="justify" style:justify-single-word="false"/>
      <style:text-properties fo:language="pt" fo:country="BR" officeooo:rsid="007479f3" officeooo:paragraph-rsid="007a3a8a"/>
    </style:style>
    <style:style style:name="P36" style:family="paragraph" style:parent-style-name="Standard">
      <style:paragraph-properties fo:text-align="justify" style:justify-single-word="false"/>
      <style:text-properties fo:language="pt" fo:country="BR"/>
    </style:style>
    <style:style style:name="P37" style:family="paragraph" style:parent-style-name="Standard">
      <style:paragraph-properties fo:text-align="justify" style:justify-single-word="false"/>
      <style:text-properties fo:language="pt" fo:country="BR" officeooo:paragraph-rsid="001021ff"/>
    </style:style>
    <style:style style:name="P38" style:family="paragraph" style:parent-style-name="Standard">
      <style:paragraph-properties fo:text-align="justify" style:justify-single-word="false"/>
      <style:text-properties fo:language="pt" fo:country="BR" officeooo:paragraph-rsid="0019f563"/>
    </style:style>
    <style:style style:name="P39" style:family="paragraph" style:parent-style-name="Standard">
      <style:paragraph-properties fo:text-align="justify" style:justify-single-word="false"/>
      <style:text-properties fo:language="pt" fo:country="BR" officeooo:paragraph-rsid="00221051"/>
    </style:style>
    <style:style style:name="P40" style:family="paragraph" style:parent-style-name="Standard">
      <style:paragraph-properties fo:text-align="justify" style:justify-single-word="false"/>
      <style:text-properties fo:language="pt" fo:country="BR" officeooo:paragraph-rsid="01505984"/>
    </style:style>
    <style:style style:name="P41" style:family="paragraph" style:parent-style-name="Standard">
      <style:paragraph-properties fo:text-align="justify" style:justify-single-word="false"/>
      <style:text-properties fo:language="pt" fo:country="BR" officeooo:paragraph-rsid="015a074b"/>
    </style:style>
    <style:style style:name="P42" style:family="paragraph" style:parent-style-name="Table_20_Contents">
      <style:paragraph-properties fo:text-align="start" style:justify-single-word="false"/>
      <style:text-properties fo:language="pt" fo:country="BR" fo:font-weight="bold" officeooo:rsid="002df8f3" officeooo:paragraph-rsid="002df8f3" style:font-weight-asian="bold" style:font-weight-complex="bold"/>
    </style:style>
    <style:style style:name="P43" style:family="paragraph" style:parent-style-name="Table_20_Contents">
      <style:paragraph-properties fo:text-align="start" style:justify-single-word="false"/>
      <style:text-properties fo:language="pt" fo:country="BR" fo:font-weight="bold" officeooo:rsid="002df8f3" officeooo:paragraph-rsid="011961e5" style:font-weight-asian="bold" style:font-weight-complex="bold"/>
    </style:style>
    <style:style style:name="P44" style:family="paragraph" style:parent-style-name="Table_20_Contents">
      <style:text-properties fo:language="pt" fo:country="BR" fo:font-weight="bold" officeooo:rsid="002df8f3" officeooo:paragraph-rsid="011961e5" style:font-weight-asian="bold" style:font-weight-complex="bold"/>
    </style:style>
    <style:style style:name="P45" style:family="paragraph" style:parent-style-name="Table_20_Contents">
      <style:text-properties fo:language="pt" fo:country="BR" fo:font-weight="bold" officeooo:rsid="011961e5" officeooo:paragraph-rsid="011961e5" style:font-weight-asian="bold" style:font-weight-complex="bold"/>
    </style:style>
    <style:style style:name="P46" style:family="paragraph" style:parent-style-name="Standard">
      <style:paragraph-properties fo:text-align="justify" style:justify-single-word="false"/>
      <style:text-properties fo:language="pt" fo:country="BR" officeooo:rsid="006f4d4c" officeooo:paragraph-rsid="006f4d4c"/>
    </style:style>
    <style:style style:name="P47" style:family="paragraph" style:parent-style-name="Standard">
      <style:paragraph-properties fo:text-align="justify" style:justify-single-word="false"/>
      <style:text-properties fo:language="pt" fo:country="BR" officeooo:rsid="006a5d02" officeooo:paragraph-rsid="006a5d02"/>
    </style:style>
    <style:style style:name="P48" style:family="paragraph" style:parent-style-name="Standard">
      <style:paragraph-properties fo:text-align="justify" style:justify-single-word="false"/>
      <style:text-properties fo:language="pt" fo:country="BR" officeooo:rsid="005f8751" officeooo:paragraph-rsid="005f8751"/>
    </style:style>
    <style:style style:name="P49" style:family="paragraph" style:parent-style-name="Standard">
      <style:paragraph-properties fo:text-align="justify" style:justify-single-word="false"/>
      <style:text-properties fo:language="pt" fo:country="BR" officeooo:rsid="00664f1b" officeooo:paragraph-rsid="00664f1b"/>
    </style:style>
    <style:style style:name="P50" style:family="paragraph" style:parent-style-name="Standard">
      <style:paragraph-properties fo:text-align="justify" style:justify-single-word="false"/>
      <style:text-properties fo:language="pt" fo:country="BR" officeooo:rsid="0068b372" officeooo:paragraph-rsid="0068b372"/>
    </style:style>
    <style:style style:name="P51" style:family="paragraph" style:parent-style-name="Standard">
      <style:paragraph-properties fo:text-align="justify" style:justify-single-word="false"/>
      <style:text-properties fo:language="pt" fo:country="BR" officeooo:rsid="004d4663" officeooo:paragraph-rsid="00671f2e"/>
    </style:style>
    <style:style style:name="P52" style:family="paragraph" style:parent-style-name="Standard">
      <style:paragraph-properties fo:text-align="justify" style:justify-single-word="false"/>
      <style:text-properties fo:language="pt" fo:country="BR" officeooo:rsid="00870394" officeooo:paragraph-rsid="00870394"/>
    </style:style>
    <style:style style:name="P53" style:family="paragraph" style:parent-style-name="Standard">
      <style:paragraph-properties fo:text-align="justify" style:justify-single-word="false"/>
      <style:text-properties fo:language="pt" fo:country="BR" officeooo:rsid="00b1267b" officeooo:paragraph-rsid="00b1267b"/>
    </style:style>
    <style:style style:name="P54" style:family="paragraph" style:parent-style-name="Standard">
      <style:paragraph-properties fo:text-align="justify" style:justify-single-word="false"/>
      <style:text-properties fo:language="pt" fo:country="BR" officeooo:rsid="00b495e2" officeooo:paragraph-rsid="00b495e2"/>
    </style:style>
    <style:style style:name="P55" style:family="paragraph" style:parent-style-name="Standard">
      <style:paragraph-properties fo:text-align="justify" style:justify-single-word="false"/>
      <style:text-properties fo:language="pt" fo:country="BR" officeooo:rsid="01328aec" officeooo:paragraph-rsid="01328aec"/>
    </style:style>
    <style:style style:name="P56" style:family="paragraph" style:parent-style-name="Standard">
      <style:paragraph-properties fo:text-align="justify" style:justify-single-word="false"/>
      <style:text-properties fo:language="pt" fo:country="BR" officeooo:rsid="0134816e" officeooo:paragraph-rsid="0134816e"/>
    </style:style>
    <style:style style:name="P57" style:family="paragraph" style:parent-style-name="Standard">
      <style:paragraph-properties fo:text-align="justify" style:justify-single-word="false"/>
      <style:text-properties fo:language="pt" fo:country="BR" officeooo:rsid="013a7242" officeooo:paragraph-rsid="013a7242"/>
    </style:style>
    <style:style style:name="P58" style:family="paragraph" style:parent-style-name="Standard">
      <style:text-properties fo:language="pt" fo:country="BR" officeooo:rsid="01505984" officeooo:paragraph-rsid="01505984"/>
    </style:style>
    <style:style style:name="P59" style:family="paragraph" style:parent-style-name="Standard">
      <style:paragraph-properties fo:text-align="justify" style:justify-single-word="false"/>
      <style:text-properties fo:language="pt" fo:country="BR" officeooo:rsid="01505984" officeooo:paragraph-rsid="01505984"/>
    </style:style>
    <style:style style:name="P60" style:family="paragraph" style:parent-style-name="Standard">
      <style:paragraph-properties fo:text-align="justify" style:justify-single-word="false"/>
      <style:text-properties fo:language="pt" fo:country="BR" officeooo:rsid="01505984" officeooo:paragraph-rsid="0151778d"/>
    </style:style>
    <style:style style:name="P61" style:family="paragraph" style:parent-style-name="Standard">
      <style:text-properties fo:language="pt" fo:country="BR" officeooo:paragraph-rsid="00b64bd0"/>
    </style:style>
    <style:style style:name="P62" style:family="paragraph" style:parent-style-name="Standard">
      <style:paragraph-properties fo:text-align="justify" style:justify-single-word="false"/>
      <style:text-properties fo:language="pt" fo:country="BR" officeooo:rsid="01583ac4" officeooo:paragraph-rsid="01583ac4"/>
    </style:style>
    <style:style style:name="P63" style:family="paragraph" style:parent-style-name="Standard">
      <style:paragraph-properties fo:text-align="justify" style:justify-single-word="false"/>
      <style:text-properties fo:language="pt" fo:country="BR" officeooo:rsid="015a074b" officeooo:paragraph-rsid="015a074b"/>
    </style:style>
    <style:style style:name="P64" style:family="paragraph" style:parent-style-name="Ficha">
      <style:paragraph-properties fo:keep-with-next="always"/>
    </style:style>
    <style:style style:name="P65" style:family="paragraph" style:parent-style-name="Ficha">
      <style:text-properties officeooo:rsid="00927929" officeooo:paragraph-rsid="00927929"/>
    </style:style>
    <style:style style:name="P66" style:family="paragraph" style:parent-style-name="Ficha">
      <style:paragraph-properties fo:keep-with-next="always"/>
      <style:text-properties officeooo:paragraph-rsid="009e3fb7"/>
    </style:style>
    <style:style style:name="P67" style:family="paragraph" style:parent-style-name="Ficha">
      <style:paragraph-properties fo:keep-with-next="always"/>
      <style:text-properties officeooo:paragraph-rsid="00a220c3"/>
    </style:style>
    <style:style style:name="P68" style:family="paragraph" style:parent-style-name="Table_20_Contents">
      <style:paragraph-properties fo:text-align="start" style:justify-single-word="false"/>
      <style:text-properties fo:font-weight="bold" officeooo:rsid="008b40f7" officeooo:paragraph-rsid="00cf720e" style:font-weight-asian="bold" style:font-weight-complex="bold"/>
    </style:style>
    <style:style style:name="P69" style:family="paragraph" style:parent-style-name="Table_20_Contents">
      <style:paragraph-properties fo:text-align="start" style:justify-single-word="false"/>
      <style:text-properties fo:font-weight="bold" officeooo:rsid="00ce0009" officeooo:paragraph-rsid="008b40f7" style:font-weight-asian="bold" style:font-weight-complex="bold"/>
    </style:style>
    <style:style style:name="P70" style:family="paragraph" style:parent-style-name="Table_20_Contents">
      <style:paragraph-properties fo:text-align="start" style:justify-single-word="false"/>
      <style:text-properties fo:font-weight="bold" officeooo:rsid="00d2e2e8" officeooo:paragraph-rsid="00d0788a" style:font-weight-asian="bold" style:font-weight-complex="bold"/>
    </style:style>
    <style:style style:name="P71" style:family="paragraph" style:parent-style-name="Table_20_Contents">
      <style:paragraph-properties fo:text-align="start" style:justify-single-word="false"/>
      <style:text-properties fo:font-weight="bold" officeooo:rsid="00b34e5d" officeooo:paragraph-rsid="00b34e5d" style:font-weight-asian="bold" style:font-weight-complex="bold"/>
    </style:style>
    <style:style style:name="P72" style:family="paragraph" style:parent-style-name="Table_20_Contents">
      <style:paragraph-properties fo:text-align="center" style:justify-single-word="false"/>
      <style:text-properties fo:font-weight="bold" officeooo:rsid="00bc47a0" officeooo:paragraph-rsid="00bc47a0" style:font-weight-asian="bold" style:font-weight-complex="bold"/>
    </style:style>
    <style:style style:name="P73" style:family="paragraph" style:parent-style-name="Table_20_Contents">
      <style:paragraph-properties fo:text-align="center" style:justify-single-word="false"/>
      <style:text-properties fo:font-weight="bold" officeooo:rsid="0151778d" officeooo:paragraph-rsid="0151778d" style:font-weight-asian="bold" style:font-weight-complex="bold"/>
    </style:style>
    <style:style style:name="P74" style:family="paragraph" style:parent-style-name="Table_20_Contents">
      <style:text-properties fo:font-weight="bold" officeooo:rsid="0151778d" officeooo:paragraph-rsid="0151778d" style:font-weight-asian="bold" style:font-weight-complex="bold"/>
    </style:style>
    <style:style style:name="P75" style:family="paragraph" style:parent-style-name="Table_20_Contents">
      <style:text-properties fo:font-weight="bold" officeooo:rsid="0151b5eb" officeooo:paragraph-rsid="0151b5eb" style:font-weight-asian="bold" style:font-weight-complex="bold"/>
    </style:style>
    <style:style style:name="P76" style:family="paragraph" style:parent-style-name="Table_20_Contents">
      <style:paragraph-properties fo:text-align="justify" style:justify-single-word="false"/>
      <style:text-properties fo:font-weight="bold" officeooo:rsid="015de8e4" officeooo:paragraph-rsid="015de8e4" style:font-weight-asian="bold" style:font-weight-complex="bold"/>
    </style:style>
    <style:style style:name="P77" style:family="paragraph" style:parent-style-name="Table_20_Contents">
      <style:paragraph-properties fo:text-align="justify" style:justify-single-word="false"/>
      <style:text-properties fo:font-weight="bold" officeooo:rsid="01675ea0" officeooo:paragraph-rsid="01675ea0" style:font-weight-asian="bold" style:font-weight-complex="bold"/>
    </style:style>
    <style:style style:name="P78" style:family="paragraph" style:parent-style-name="Table_20_Contents">
      <style:paragraph-properties fo:text-align="justify" style:justify-single-word="false"/>
      <style:text-properties fo:font-weight="bold" officeooo:rsid="01697823" officeooo:paragraph-rsid="01697823" style:font-weight-asian="bold" style:font-weight-complex="bold"/>
    </style:style>
    <style:style style:name="P79" style:family="paragraph" style:parent-style-name="Standard">
      <style:paragraph-properties fo:text-align="end" style:justify-single-word="false"/>
    </style:style>
    <style:style style:name="P80" style:family="paragraph" style:parent-style-name="Standard">
      <style:paragraph-properties fo:text-align="center" style:justify-single-word="false"/>
      <style:text-properties officeooo:rsid="00ef6690" officeooo:paragraph-rsid="00ef6690"/>
    </style:style>
    <style:style style:name="P81" style:family="paragraph" style:parent-style-name="Standard">
      <style:paragraph-properties fo:text-align="start" style:justify-single-word="false"/>
    </style:style>
    <style:style style:name="P82" style:family="paragraph" style:parent-style-name="Table_20_Contents">
      <style:paragraph-properties fo:text-align="start" style:justify-single-word="false"/>
      <style:text-properties officeooo:rsid="008b40f7" officeooo:paragraph-rsid="00cf720e"/>
    </style:style>
    <style:style style:name="P83" style:family="paragraph" style:parent-style-name="Table_20_Contents">
      <style:paragraph-properties fo:text-align="start" style:justify-single-word="false"/>
      <style:text-properties officeooo:rsid="008b40f7" officeooo:paragraph-rsid="00d0788a"/>
    </style:style>
    <style:style style:name="P84" style:family="paragraph" style:parent-style-name="Table_20_Contents">
      <style:text-properties officeooo:rsid="008b40f7" officeooo:paragraph-rsid="008b40f7"/>
    </style:style>
    <style:style style:name="P85" style:family="paragraph" style:parent-style-name="Table_20_Contents">
      <style:text-properties officeooo:rsid="008b40f7" officeooo:paragraph-rsid="00cf720e"/>
    </style:style>
    <style:style style:name="P86" style:family="paragraph" style:parent-style-name="Table_20_Contents">
      <style:text-properties officeooo:rsid="008b40f7" officeooo:paragraph-rsid="00d0788a"/>
    </style:style>
    <style:style style:name="P87" style:family="paragraph" style:parent-style-name="Table_20_Contents">
      <style:text-properties officeooo:rsid="00cc8447" officeooo:paragraph-rsid="00cc8447"/>
    </style:style>
    <style:style style:name="P88" style:family="paragraph" style:parent-style-name="Table_20_Contents">
      <style:text-properties officeooo:rsid="00cc8447" officeooo:paragraph-rsid="00cf720e"/>
    </style:style>
    <style:style style:name="P89" style:family="paragraph" style:parent-style-name="Table_20_Contents">
      <style:text-properties officeooo:rsid="00cc8447" officeooo:paragraph-rsid="00d0788a"/>
    </style:style>
    <style:style style:name="P90" style:family="paragraph" style:parent-style-name="Table_20_Contents">
      <style:text-properties officeooo:paragraph-rsid="00cf720e"/>
    </style:style>
    <style:style style:name="P91" style:family="paragraph" style:parent-style-name="Table_20_Contents">
      <style:text-properties officeooo:paragraph-rsid="00d0788a"/>
    </style:style>
    <style:style style:name="P92" style:family="paragraph" style:parent-style-name="Table_20_Contents">
      <style:paragraph-properties fo:text-align="start" style:justify-single-word="false"/>
      <style:text-properties officeooo:rsid="00d48bca" officeooo:paragraph-rsid="00d48bca"/>
    </style:style>
    <style:style style:name="P93" style:family="paragraph" style:parent-style-name="Table_20_Contents">
      <style:paragraph-properties fo:text-align="center" style:justify-single-word="false"/>
      <style:text-properties officeooo:rsid="00bc47a0" officeooo:paragraph-rsid="00bc47a0"/>
    </style:style>
    <style:style style:name="P94" style:family="paragraph" style:parent-style-name="Contents_20_1">
      <style:paragraph-properties>
        <style:tab-stops>
          <style:tab-stop style:position="12.599cm" style:type="right" style:leader-style="dotted" style:leader-text="."/>
        </style:tab-stops>
      </style:paragraph-properties>
    </style:style>
    <style:style style:name="P95" style:family="paragraph" style:parent-style-name="Contents_20_2">
      <style:paragraph-properties>
        <style:tab-stops>
          <style:tab-stop style:position="12.1cm" style:type="right" style:leader-style="dotted" style:leader-text="."/>
        </style:tab-stops>
      </style:paragraph-properties>
    </style:style>
    <style:style style:name="P96" style:family="paragraph" style:parent-style-name="Contents_20_3">
      <style:paragraph-properties>
        <style:tab-stops>
          <style:tab-stop style:position="11.599cm" style:type="right" style:leader-style="dotted" style:leader-text="."/>
        </style:tab-stops>
      </style:paragraph-properties>
    </style:style>
    <style:style style:name="P97" style:family="paragraph" style:parent-style-name="Standard">
      <style:paragraph-properties fo:text-align="center" style:justify-single-word="false"/>
    </style:style>
    <style:style style:name="P98" style:family="paragraph" style:parent-style-name="Standard">
      <style:paragraph-properties fo:text-align="center" style:justify-single-word="false"/>
      <style:text-properties officeooo:paragraph-rsid="013e2c28"/>
    </style:style>
    <style:style style:name="P99"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100"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101"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102" style:family="paragraph" style:parent-style-name="Table_20_Contents">
      <style:paragraph-properties fo:text-align="center" style:justify-single-word="false"/>
      <style:text-properties fo:font-size="10pt" style:font-size-asian="10pt" style:font-size-complex="10pt"/>
    </style:style>
    <style:style style:name="P103" style:family="paragraph" style:parent-style-name="Table_20_Contents">
      <style:text-properties officeooo:rsid="013c50ae" officeooo:paragraph-rsid="013c50ae"/>
    </style:style>
    <style:style style:name="P104" style:family="paragraph" style:parent-style-name="Table_20_Contents">
      <style:paragraph-properties fo:text-align="center" style:justify-single-word="false"/>
      <style:text-properties officeooo:rsid="013c50ae" officeooo:paragraph-rsid="013c50ae"/>
    </style:style>
    <style:style style:name="P105"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06" style:family="paragraph" style:parent-style-name="Table_20_Contents">
      <style:paragraph-properties fo:text-align="center" style:justify-single-word="false"/>
      <style:text-properties officeooo:rsid="0151778d" officeooo:paragraph-rsid="0151778d"/>
    </style:style>
    <style:style style:name="P107" style:family="paragraph" style:parent-style-name="Table_20_Contents">
      <style:paragraph-properties fo:text-align="center" style:justify-single-word="false"/>
      <style:text-properties officeooo:rsid="0151b5eb" officeooo:paragraph-rsid="0151b5eb"/>
    </style:style>
    <style:style style:name="P108" style:family="paragraph" style:parent-style-name="Table_20_Contents">
      <style:paragraph-properties fo:text-align="center" style:justify-single-word="false"/>
      <style:text-properties officeooo:rsid="015de8e4" officeooo:paragraph-rsid="015de8e4"/>
    </style:style>
    <style:style style:name="P109" style:family="paragraph" style:parent-style-name="Table_20_Contents">
      <style:paragraph-properties fo:text-align="center" style:justify-single-word="false"/>
      <style:text-properties officeooo:rsid="015de8e4" officeooo:paragraph-rsid="015febb6"/>
    </style:style>
    <style:style style:name="P110" style:family="paragraph" style:parent-style-name="Table_20_Contents">
      <style:paragraph-properties fo:text-align="start" style:justify-single-word="false"/>
      <style:text-properties officeooo:rsid="015de8e4" officeooo:paragraph-rsid="015de8e4"/>
    </style:style>
    <style:style style:name="P111" style:family="paragraph" style:parent-style-name="Table_20_Contents">
      <style:paragraph-properties fo:text-align="center" style:justify-single-word="false"/>
      <style:text-properties officeooo:rsid="015f5b29" officeooo:paragraph-rsid="015f5b29"/>
    </style:style>
    <style:style style:name="P112" style:family="paragraph" style:parent-style-name="Table_20_Contents">
      <style:paragraph-properties fo:text-align="start" style:justify-single-word="false"/>
      <style:text-properties officeooo:rsid="015f5b29" officeooo:paragraph-rsid="015f5b29"/>
    </style:style>
    <style:style style:name="P113" style:family="paragraph" style:parent-style-name="Table_20_Contents">
      <style:paragraph-properties fo:text-align="center" style:justify-single-word="false"/>
      <style:text-properties officeooo:rsid="015febb6" officeooo:paragraph-rsid="015febb6"/>
    </style:style>
    <style:style style:name="P114" style:family="paragraph" style:parent-style-name="Table_20_Contents">
      <style:paragraph-properties fo:text-align="center" style:justify-single-word="false"/>
      <style:text-properties officeooo:rsid="0160a132" officeooo:paragraph-rsid="0160a132"/>
    </style:style>
    <style:style style:name="P115" style:family="paragraph" style:parent-style-name="Table_20_Contents">
      <style:paragraph-properties fo:text-align="justify" style:justify-single-word="false"/>
      <style:text-properties officeooo:rsid="01675ea0" officeooo:paragraph-rsid="01675ea0"/>
    </style:style>
    <style:style style:name="P116" style:family="paragraph" style:parent-style-name="Table_20_Contents">
      <style:paragraph-properties fo:text-align="justify" style:justify-single-word="false"/>
      <style:text-properties officeooo:rsid="01697823" officeooo:paragraph-rsid="01697823"/>
    </style:style>
    <style:style style:name="P117" style:family="paragraph" style:parent-style-name="Heading_20_1">
      <style:text-properties fo:language="pt" fo:country="BR" officeooo:paragraph-rsid="000c3da5"/>
    </style:style>
    <style:style style:name="P118" style:family="paragraph" style:parent-style-name="Heading_20_2">
      <style:text-properties fo:language="pt" fo:country="BR"/>
    </style:style>
    <style:style style:name="P119" style:family="paragraph" style:parent-style-name="Heading_20_2">
      <style:text-properties fo:language="pt" fo:country="BR" officeooo:paragraph-rsid="00d0788a"/>
    </style:style>
    <style:style style:name="P120" style:family="paragraph" style:parent-style-name="Heading_20_3">
      <style:text-properties fo:language="pt" fo:country="BR"/>
    </style:style>
    <style:style style:name="P121" style:family="paragraph" style:parent-style-name="Heading_20_3">
      <style:text-properties fo:language="pt" fo:country="BR" officeooo:rsid="003bea0b" officeooo:paragraph-rsid="003bea0b"/>
    </style:style>
    <style:style style:name="P122" style:family="paragraph" style:parent-style-name="Heading_20_3">
      <style:text-properties fo:language="pt" fo:country="BR" officeooo:paragraph-rsid="00cf720e"/>
    </style:style>
    <style:style style:name="T1" style:family="text">
      <style:text-properties officeooo:rsid="0171ea30"/>
    </style:style>
    <style:style style:name="T2" style:family="text">
      <style:text-properties officeooo:rsid="00f6fb4c"/>
    </style:style>
    <style:style style:name="T3" style:family="text">
      <style:text-properties fo:font-size="10pt" style:font-size-asian="10pt" style:font-size-complex="10pt"/>
    </style:style>
    <style:style style:name="T4" style:family="text">
      <style:text-properties officeooo:rsid="0010d6ca"/>
    </style:style>
    <style:style style:name="T5" style:family="text">
      <style:text-properties officeooo:rsid="001207cd"/>
    </style:style>
    <style:style style:name="T6" style:family="text">
      <style:text-properties officeooo:rsid="00182182"/>
    </style:style>
    <style:style style:name="T7" style:family="text">
      <style:text-properties officeooo:rsid="00199368"/>
    </style:style>
    <style:style style:name="T8" style:family="text">
      <style:text-properties officeooo:rsid="0019f563"/>
    </style:style>
    <style:style style:name="T9" style:family="text">
      <style:text-properties officeooo:rsid="001ef43d"/>
    </style:style>
    <style:style style:name="T10" style:family="text">
      <style:text-properties officeooo:rsid="001f8c78"/>
    </style:style>
    <style:style style:name="T11" style:family="text">
      <style:text-properties officeooo:rsid="0020f8a8"/>
    </style:style>
    <style:style style:name="T12" style:family="text">
      <style:text-properties officeooo:rsid="00221051"/>
    </style:style>
    <style:style style:name="T13" style:family="text">
      <style:text-properties officeooo:rsid="002a3ee0"/>
    </style:style>
    <style:style style:name="T14" style:family="text">
      <style:text-properties officeooo:rsid="002df8f3"/>
    </style:style>
    <style:style style:name="T15" style:family="text">
      <style:text-properties officeooo:rsid="003114e7"/>
    </style:style>
    <style:style style:name="T16" style:family="text">
      <style:text-properties officeooo:rsid="00339488"/>
    </style:style>
    <style:style style:name="T17" style:family="text">
      <style:text-properties officeooo:rsid="0036a6f3"/>
    </style:style>
    <style:style style:name="T18" style:family="text">
      <style:text-properties officeooo:rsid="0038768f"/>
    </style:style>
    <style:style style:name="T19" style:family="text">
      <style:text-properties officeooo:rsid="003d0592"/>
    </style:style>
    <style:style style:name="T20" style:family="text">
      <style:text-properties officeooo:rsid="003da05f"/>
    </style:style>
    <style:style style:name="T21" style:family="text">
      <style:text-properties officeooo:rsid="0046526f"/>
    </style:style>
    <style:style style:name="T22" style:family="text">
      <style:text-properties officeooo:rsid="00480163"/>
    </style:style>
    <style:style style:name="T23" style:family="text">
      <style:text-properties fo:font-style="italic" officeooo:rsid="00480163" style:font-style-asian="italic" style:font-style-complex="italic"/>
    </style:style>
    <style:style style:name="T24" style:family="text">
      <style:text-properties officeooo:rsid="005220dc"/>
    </style:style>
    <style:style style:name="T25" style:family="text">
      <style:text-properties officeooo:rsid="0052b2ac"/>
    </style:style>
    <style:style style:name="T26" style:family="text">
      <style:text-properties officeooo:rsid="0052d45e"/>
    </style:style>
    <style:style style:name="T27" style:family="text">
      <style:text-properties officeooo:rsid="0052f6bb"/>
    </style:style>
    <style:style style:name="T28" style:family="text">
      <style:text-properties officeooo:rsid="0054483f"/>
    </style:style>
    <style:style style:name="T29" style:family="text">
      <style:text-properties officeooo:rsid="0056fc39"/>
    </style:style>
    <style:style style:name="T30" style:family="text">
      <style:text-properties officeooo:rsid="005879c6"/>
    </style:style>
    <style:style style:name="T31" style:family="text">
      <style:text-properties officeooo:rsid="00587f49"/>
    </style:style>
    <style:style style:name="T32" style:family="text">
      <style:text-properties officeooo:rsid="005c2f1b"/>
    </style:style>
    <style:style style:name="T33" style:family="text">
      <style:text-properties officeooo:rsid="005ec2e3"/>
    </style:style>
    <style:style style:name="T34" style:family="text">
      <style:text-properties officeooo:rsid="00634324"/>
    </style:style>
    <style:style style:name="T35" style:family="text">
      <style:text-properties officeooo:rsid="0065146d"/>
    </style:style>
    <style:style style:name="T36" style:family="text">
      <style:text-properties officeooo:rsid="0065cec5"/>
    </style:style>
    <style:style style:name="T37" style:family="text">
      <style:text-properties officeooo:rsid="00664f1b"/>
    </style:style>
    <style:style style:name="T38" style:family="text">
      <style:text-properties officeooo:rsid="00671f2e"/>
    </style:style>
    <style:style style:name="T39" style:family="text">
      <style:text-properties officeooo:rsid="0068b372"/>
    </style:style>
    <style:style style:name="T40" style:family="text">
      <style:text-properties officeooo:rsid="006c1e08"/>
    </style:style>
    <style:style style:name="T41" style:family="text">
      <style:text-properties officeooo:rsid="006f5956"/>
    </style:style>
    <style:style style:name="T42" style:family="text">
      <style:text-properties officeooo:rsid="00714e50"/>
    </style:style>
    <style:style style:name="T43" style:family="text">
      <style:text-properties officeooo:rsid="0076fe9c"/>
    </style:style>
    <style:style style:name="T44" style:family="text">
      <style:text-properties officeooo:rsid="0077d679"/>
    </style:style>
    <style:style style:name="T45" style:family="text">
      <style:text-properties officeooo:rsid="007a3a8a"/>
    </style:style>
    <style:style style:name="T46" style:family="text">
      <style:text-properties officeooo:rsid="007e3d26"/>
    </style:style>
    <style:style style:name="T47" style:family="text">
      <style:text-properties officeooo:rsid="007ed583"/>
    </style:style>
    <style:style style:name="T48" style:family="text">
      <style:text-properties officeooo:rsid="0082f056"/>
    </style:style>
    <style:style style:name="T49" style:family="text">
      <style:text-properties officeooo:rsid="008405a9"/>
    </style:style>
    <style:style style:name="T50" style:family="text">
      <style:text-properties officeooo:rsid="00840f38"/>
    </style:style>
    <style:style style:name="T51" style:family="text">
      <style:text-properties officeooo:rsid="00846c75"/>
    </style:style>
    <style:style style:name="T52" style:family="text">
      <style:text-properties officeooo:rsid="0086598c"/>
    </style:style>
    <style:style style:name="T53" style:family="text">
      <style:text-properties officeooo:rsid="00872f9e"/>
    </style:style>
    <style:style style:name="T54" style:family="text">
      <style:text-properties officeooo:rsid="008b2216"/>
    </style:style>
    <style:style style:name="T55" style:family="text">
      <style:text-properties officeooo:rsid="008b40f7"/>
    </style:style>
    <style:style style:name="T56" style:family="text">
      <style:text-properties officeooo:rsid="008e5452"/>
    </style:style>
    <style:style style:name="T57" style:family="text">
      <style:text-properties officeooo:rsid="008e92bd"/>
    </style:style>
    <style:style style:name="T58" style:family="text">
      <style:text-properties officeooo:rsid="008f5845"/>
    </style:style>
    <style:style style:name="T59" style:family="text">
      <style:text-properties officeooo:rsid="009ba7c0"/>
    </style:style>
    <style:style style:name="T60" style:family="text">
      <style:text-properties officeooo:rsid="009d3f17"/>
    </style:style>
    <style:style style:name="T61" style:family="text">
      <style:text-properties officeooo:rsid="00a220c3"/>
    </style:style>
    <style:style style:name="T62" style:family="text">
      <style:text-properties officeooo:rsid="00b1d252"/>
    </style:style>
    <style:style style:name="T63" style:family="text">
      <style:text-properties officeooo:rsid="00b495e2"/>
    </style:style>
    <style:style style:name="T64" style:family="text">
      <style:text-properties officeooo:rsid="00b64bd0"/>
    </style:style>
    <style:style style:name="T65" style:family="text">
      <style:text-properties officeooo:rsid="00c0601a"/>
    </style:style>
    <style:style style:name="T66" style:family="text">
      <style:text-properties officeooo:rsid="00c2444d"/>
    </style:style>
    <style:style style:name="T67" style:family="text">
      <style:text-properties fo:font-weight="bold" style:font-weight-asian="bold" style:font-weight-complex="bold"/>
    </style:style>
    <style:style style:name="T68" style:family="text">
      <style:text-properties officeooo:rsid="00d2e2e8"/>
    </style:style>
    <style:style style:name="T69" style:family="text">
      <style:text-properties officeooo:rsid="00ea2f4c"/>
    </style:style>
    <style:style style:name="T70" style:family="text">
      <style:text-properties officeooo:rsid="011961e5"/>
    </style:style>
    <style:style style:name="T71" style:family="text">
      <style:text-properties officeooo:rsid="01284a8b"/>
    </style:style>
    <style:style style:name="T72" style:family="text">
      <style:text-properties officeooo:rsid="012d346f"/>
    </style:style>
    <style:style style:name="T73" style:family="text">
      <style:text-properties officeooo:rsid="012f9338"/>
    </style:style>
    <style:style style:name="T74" style:family="text">
      <style:text-properties officeooo:rsid="012fd402"/>
    </style:style>
    <style:style style:name="T75" style:family="text">
      <style:text-properties officeooo:rsid="0130a9f9"/>
    </style:style>
    <style:style style:name="T76" style:family="text">
      <style:text-properties officeooo:rsid="013235e8"/>
    </style:style>
    <style:style style:name="T77" style:family="text">
      <style:text-properties officeooo:rsid="0144bc70"/>
    </style:style>
    <style:style style:name="T78" style:family="text">
      <style:text-properties officeooo:rsid="0151778d"/>
    </style:style>
    <style:style style:name="T79" style:family="text">
      <style:text-properties officeooo:rsid="0151b5eb"/>
    </style:style>
    <style:style style:name="T80" style:family="text">
      <style:text-properties officeooo:rsid="015255c1"/>
    </style:style>
    <style:style style:name="T81" style:family="text">
      <style:text-properties officeooo:rsid="015575e5"/>
    </style:style>
    <style:style style:name="T82" style:family="text">
      <style:text-properties officeooo:rsid="015b18c1"/>
    </style:style>
    <style:style style:name="T83" style:family="text">
      <style:text-properties officeooo:rsid="015f5b29"/>
    </style:style>
    <style:style style:name="T84" style:family="text">
      <style:text-properties officeooo:rsid="01697823"/>
    </style:style>
    <style:style style:name="T85" style:family="text">
      <style:text-properties officeooo:rsid="0178536d"/>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80">Fellipe Augusto Ugliara</text:p>
      <text:p text:style-name="P80"/>
      <text:p text:style-name="P80"/>
      <text:p text:style-name="P80"/>
      <text:p text:style-name="P80"/>
      <text:p text:style-name="P80"/>
      <text:p text:style-name="Title">.:</text:p>
      <text:p text:style-name="Standard"/>
      <text:p text:style-name="Standard"/>
      <text:p text:style-name="Standard"/>
      <text:p text:style-name="Standard"/>
      <text:p text:style-name="Standard"/>
      <text:p text:style-name="P79">Sistema <text:span text:style-name="T1">3P</text:span> Livro de Regras</text:p>
      <text:p text:style-name="P81"/>
      <table:table table:name="Licença-da-Publicação" table:style-name="Licença-da-Publicação">
        <table:table-column table:style-name="Licença-da-Publicação.A"/>
        <table:table-row>
          <table:table-cell table:style-name="Licença-da-Publicação.A1" office:value-type="string">
            <text:p text:style-name="P3">Este trabalho está licenciado sob a Licença Atribuição 4.0 Internacional Creative Commons. Para visualizar uma cópia desta licença, visite https://creativecommons.org/licenses/by/4.0/deed.pt ou mande uma carta para Creative Commons, PO Box 1866, Mountain View, CA 94042, USA.</text:p>
          </table:table-cell>
        </table:table-row>
      </table:table>
      <text:p text:style-name="Standard"/>
      <text:p text:style-name="Standard"/>
      <text:table-of-content text:style-name="Sect1" text:protected="true" text:name="Sumario">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_Head" text:protected="true">
            <text:p text:style-name="Contents_20_Heading">Sumário</text:p>
          </text:index-title>
          <text:p text:style-name="P94"><text:a xlink:type="simple" xlink:href="#__RefHeading___Toc1415_3064034263" text:style-name="Index_20_Link" text:visited-style-name="Index_20_Link">Regras do Jogo<text:tab/>2</text:a></text:p>
          <text:p text:style-name="P95"><text:a xlink:type="simple" xlink:href="#__RefHeading___Toc1417_3064034263" text:style-name="Index_20_Link" text:visited-style-name="Index_20_Link">Termos do Jogo<text:tab/>2</text:a></text:p>
          <text:p text:style-name="P96"><text:a xlink:type="simple" xlink:href="#__RefHeading___Toc1419_3064034263" text:style-name="Index_20_Link" text:visited-style-name="Index_20_Link">Mestre<text:tab/>2</text:a></text:p>
          <text:p text:style-name="P96"><text:a xlink:type="simple" xlink:href="#__RefHeading___Toc1421_3064034263" text:style-name="Index_20_Link" text:visited-style-name="Index_20_Link">Jogadores<text:tab/>3</text:a></text:p>
          <text:p text:style-name="P96"><text:a xlink:type="simple" xlink:href="#__RefHeading___Toc1423_3064034263" text:style-name="Index_20_Link" text:visited-style-name="Index_20_Link">Materiais<text:tab/>3</text:a></text:p>
          <text:p text:style-name="P96"><text:a xlink:type="simple" xlink:href="#__RefHeading___Toc1425_3064034263" text:style-name="Index_20_Link" text:visited-style-name="Index_20_Link">Personagens<text:tab/>3</text:a></text:p>
          <text:p text:style-name="P96"><text:a xlink:type="simple" xlink:href="#__RefHeading___Toc1427_3064034263" text:style-name="Index_20_Link" text:visited-style-name="Index_20_Link">Ações e Reações<text:tab/>5</text:a></text:p>
          <text:p text:style-name="P96"><text:a xlink:type="simple" xlink:href="#__RefHeading___Toc1429_3064034263" text:style-name="Index_20_Link" text:visited-style-name="Index_20_Link">Cenas de Jogo<text:tab/>5</text:a></text:p>
          <text:p text:style-name="P96"><text:a xlink:type="simple" xlink:href="#__RefHeading___Toc1431_3064034263" text:style-name="Index_20_Link" text:visited-style-name="Index_20_Link">Testes e Resultados<text:tab/>6</text:a></text:p>
          <text:p text:style-name="P96"><text:a xlink:type="simple" xlink:href="#__RefHeading___Toc1433_3064034263" text:style-name="Index_20_Link" text:visited-style-name="Index_20_Link">Impacto e Dificuldade<text:tab/>6</text:a></text:p>
          <text:p text:style-name="P96"><text:a xlink:type="simple" xlink:href="#__RefHeading___Toc1435_3064034263" text:style-name="Index_20_Link" text:visited-style-name="Index_20_Link">Traços<text:tab/>6</text:a></text:p>
          <text:p text:style-name="P96"><text:a xlink:type="simple" xlink:href="#__RefHeading___Toc1437_3064034263" text:style-name="Index_20_Link" text:visited-style-name="Index_20_Link">Equipamentos<text:tab/>7</text:a></text:p>
          <text:p text:style-name="P96"><text:a xlink:type="simple" xlink:href="#__RefHeading___Toc1439_3064034263" text:style-name="Index_20_Link" text:visited-style-name="Index_20_Link">Efeitos<text:tab/>8</text:a></text:p>
          <text:p text:style-name="P95"><text:a xlink:type="simple" xlink:href="#__RefHeading___Toc1441_3064034263" text:style-name="Index_20_Link" text:visited-style-name="Index_20_Link">Mecânicas do Jogo<text:tab/>9</text:a></text:p>
          <text:p text:style-name="P96"><text:a xlink:type="simple" xlink:href="#__RefHeading___Toc1443_3064034263" text:style-name="Index_20_Link" text:visited-style-name="Index_20_Link">Criação de Personagens<text:tab/>9</text:a></text:p>
          <text:p text:style-name="P96"><text:a xlink:type="simple" xlink:href="#__RefHeading___Toc1445_3064034263" text:style-name="Index_20_Link" text:visited-style-name="Index_20_Link">Evolução dos Personagens<text:tab/>9</text:a></text:p>
          <text:p text:style-name="P96"><text:a xlink:type="simple" xlink:href="#__RefHeading___Toc1447_3064034263" text:style-name="Index_20_Link" text:visited-style-name="Index_20_Link">Jogando Dados<text:tab/>10</text:a></text:p>
          <text:p text:style-name="P96"><text:a xlink:type="simple" xlink:href="#__RefHeading___Toc1449_3064034263" text:style-name="Index_20_Link" text:visited-style-name="Index_20_Link">Disputa de Atenção e Reflexo<text:tab/>10</text:a></text:p>
          <text:p text:style-name="P96"><text:a xlink:type="simple" xlink:href="#__RefHeading___Toc1451_3064034263" text:style-name="Index_20_Link" text:visited-style-name="Index_20_Link">Testando Ações e Reações<text:tab/>11</text:a></text:p>
          <text:p text:style-name="P96"><text:a xlink:type="simple" xlink:href="#__RefHeading___Toc1453_3064034263" text:style-name="Index_20_Link" text:visited-style-name="Index_20_Link">Ações de Movimento<text:tab/>12</text:a></text:p>
        </text:index-body>
      </text:table-of-content>
      <text:p text:style-name="Standard"/>
      <text:h text:style-name="P117" text:outline-level="1"><text:bookmark-start text:name="__RefHeading___Toc1415_3064034263"/><text:soft-page-break/>Regras do Jogo<text:bookmark-end text:name="__RefHeading___Toc1415_3064034263"/></text:h>
      <text:p text:style-name="P11"/>
      <text:p text:style-name="P36">RPG <text:span text:style-name="T22">(</text:span><text:span text:style-name="T23">Role-Playing Game</text:span><text:span text:style-name="T22">)</text:span> é um jogo de contar histórias, como todo jogo ele tem um conjunto de regras para balancear as ações dos participantes, mas diferente de outros jogos não existem vencedores e perdedores. O sucesso de uma partida está na construção de bons enredos, elaborados coletivamente pelos jogadores e um mestre de jogo.</text:p>
      <text:p text:style-name="P36"/>
      <text:p text:style-name="P35"><text:span text:style-name="T43">A</text:span>s regras <text:span text:style-name="T43">são </text:span><text:span text:style-name="T44">apresentadas em duas partes, termos e mecânicas do jogo. <text:s/></text:span><text:span text:style-name="T46">Os termos definem</text:span> os elementos <text:span text:style-name="T43">e </text:span><text:span text:style-name="T44">as </text:span><text:span text:style-name="T43">estruturas </text:span><text:span text:style-name="T46">do</text:span> <text:span text:style-name="T47">jogo</text:span>. <text:span text:style-name="T46">As</text:span> mecânicas <text:span text:style-name="T44">explicam </text:span>como<text:span text:style-name="T45"> </text:span><text:span text:style-name="T47">esses elementos e estruturas </text:span><text:span text:style-name="T48">são utilizados </text:span><text:span text:style-name="T49">nas</text:span><text:span text:style-name="T47"> partida</text:span><text:span text:style-name="T49">s</text:span><text:span text:style-name="T47"> de</text:span><text:span text:style-name="T50">sse jogo de</text:span><text:span text:style-name="T47"> RPG.</text:span></text:p>
      <text:p text:style-name="P11"/>
      <text:h text:style-name="P118" text:outline-level="2"><text:bookmark-start text:name="__RefHeading___Toc1417_3064034263"/>Termos do Jogo<text:bookmark-end text:name="__RefHeading___Toc1417_3064034263"/></text:h>
      <text:p text:style-name="P11"/>
      <text:p text:style-name="P36">O jogo de RPG tem muitos termos próprios antes de entrar nas <text:span text:style-name="T6">mecânicas de jogo</text:span> vamos explorar cada um desses termos, assim fica mais direta a definição das <text:span text:style-name="T6">mecânicas</text:span> e a compreensão de como usar <text:span text:style-name="T7">esse sistema de regras</text:span>.</text:p>
      <text:p text:style-name="P11"/>
      <text:h text:style-name="P120" text:outline-level="3"><text:bookmark-start text:name="__RefHeading___Toc1419_3064034263"/>Mestre<text:bookmark-end text:name="__RefHeading___Toc1419_3064034263"/></text:h>
      <text:p text:style-name="P11"/>
      <text:p text:style-name="P36">Guiar a história é responsabilidade do mestre de jogo (mestre), ele tem como objetivo dar vida a lugares, descrever os acontecimentos, elaborar os desafios, motivar a exploração, engajando os jogadores a participar ativamente da trama. </text:p>
      <text:p text:style-name="P36"/>
      <text:p text:style-name="P36">Em uma partida de RPG o mestre usará um cenário onde a história irá se desenrolar, com florestas, estradas sombrias, vilarejos, personagens e todos as coisas necessárias para que o mestre guie a história em conjunto com os jogadores.</text:p>
      <text:p text:style-name="P36"/>
      <text:p text:style-name="P36">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11"/>
      <text:h text:style-name="P120" text:outline-level="3"><text:bookmark-start text:name="__RefHeading___Toc1421_3064034263"/><text:soft-page-break/>Jogadores<text:bookmark-end text:name="__RefHeading___Toc1421_3064034263"/></text:h>
      <text:p text:style-name="P11"/>
      <text:p text:style-name="P36">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11"/>
      <text:h text:style-name="P120" text:outline-level="3"><text:bookmark-start text:name="__RefHeading___Toc1423_3064034263"/>Materiais<text:bookmark-end text:name="__RefHeading___Toc1423_3064034263"/></text:h>
      <text:p text:style-name="P11"/>
      <text:p text:style-name="P36">Os materiais usados neste jogo serão: este livro, papeis, lápis, canetas, dados de seis lados. <text:span text:style-name="T71">Os dados de seis serão chamados de d6, sendo 1d6 ou d6 um dado de seis, 2d6 dois dados de seis, e assim por diante </text:span>. Opcionalmente o mestre pode usar materiais adicionais como mapas, miniaturas, cartas, o que ele precisar para tornar o jogo mais atrativo.</text:p>
      <text:p text:style-name="P11"/>
      <text:h text:style-name="P120" text:outline-level="3"><text:bookmark-start text:name="__RefHeading___Toc1425_3064034263"/>Personagens<text:bookmark-end text:name="__RefHeading___Toc1425_3064034263"/></text:h>
      <text:p text:style-name="P11"/>
      <text:p text:style-name="P37">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36"/>
      <text:p text:style-name="P36">Os personagens são criados usando <text:span text:style-name="T14">fichas</text:span> de personagens, <text:span text:style-name="T4">que</text:span> descrevem suas características. Os personagens usados pelo mestre que não se envolveram em situações de confronto não precisam de uma ficha, uma breve descrição do personagem feita pelo mestre é suficiente na maioria das vezes. O mestre também pode criar fichas simplificadas só para resolver impasses específicos.</text:p>
      <text:p text:style-name="P36"/>
      <text:p text:style-name="P36">As fichas <text:span text:style-name="T54">de personagem</text:span> contêm os seguintes campos: uma lista de traços <text:span text:style-name="T4">que são características</text:span> <text:span text:style-name="T16">do</text:span> personage<text:span text:style-name="T5">m</text:span>; uma lista de efeitos <text:span text:style-name="T5">que </text:span><text:span text:style-name="T16">atribuem</text:span><text:span text:style-name="T5"> condições ao personagem</text:span>; uma lista de equipamentos que <text:span text:style-name="T5">o personagem carrega</text:span> consigo; o nome do personagem; e uma breve descrição a respeito <text:span text:style-name="T5">dele</text:span>.</text:p>
      <text:p text:style-name="P11"/>
      <text:p text:style-name="P64"><text:soft-page-break/>Ficha <text:sequence text:ref-name="refFicha0" text:name="Ficha" text:formula="ooow:Ficha+1" style:num-format="1">1</text:sequence>: Ficha de Personagem</text:p>
      <text:p text:style-name="P65">Frente</text:p>
      <table:table table:name="Desenho-do-Personagem" table:style-name="Desenho-do-Personagem">
        <table:table-column table:style-name="Desenho-do-Personagem.A"/>
        <table:table-row>
          <table:table-cell table:style-name="Desenho-do-Personagem.A1" office:value-type="string">
            <text:p text:style-name="P8"/>
          </table:table-cell>
        </table:table-row>
        <table:table-row>
          <table:table-cell table:style-name="Desenho-do-Personagem.A2" office:value-type="string">
            <text:p text:style-name="P8"/>
          </table:table-cell>
        </table:table-row>
        <table:table-row>
          <table:table-cell table:style-name="Desenho-do-Personagem.A2" office:value-type="string">
            <text:p text:style-name="P8"/>
          </table:table-cell>
        </table:table-row>
        <table:table-row>
          <table:table-cell table:style-name="Desenho-do-Personagem.A2" office:value-type="string">
            <text:p text:style-name="P8"/>
          </table:table-cell>
        </table:table-row>
        <table:table-row>
          <table:table-cell table:style-name="Desenho-do-Personagem.A5" office:value-type="string">
            <text:p text:style-name="P9">Desenho do Personagem</text:p>
          </table:table-cell>
        </table:table-row>
        <table:table-row>
          <table:table-cell table:style-name="Desenho-do-Personagem.A2" office:value-type="string">
            <text:p text:style-name="P10">Opcional.</text:p>
          </table:table-cell>
        </table:table-row>
        <table:table-row>
          <table:table-cell table:style-name="Desenho-do-Personagem.A2" office:value-type="string">
            <text:p text:style-name="P8"/>
          </table:table-cell>
        </table:table-row>
        <table:table-row>
          <table:table-cell table:style-name="Desenho-do-Personagem.A2" office:value-type="string">
            <text:p text:style-name="P8"/>
          </table:table-cell>
        </table:table-row>
        <table:table-row>
          <table:table-cell table:style-name="Desenho-do-Personagem.A2" office:value-type="string">
            <text:p text:style-name="P8"/>
          </table:table-cell>
        </table:table-row>
        <table:table-row>
          <table:table-cell table:style-name="Desenho-do-Personagem.A10" office:value-type="string">
            <text:p text:style-name="P8"/>
          </table:table-cell>
        </table:table-row>
      </table:table>
      <text:p text:style-name="P65">Verso</text:p>
      <table:table table:name="Ficha-de-Personagem" table:style-name="Ficha-de-Personagem">
        <table:table-column table:style-name="Ficha-de-Personagem.A"/>
        <table:table-row table:style-name="Ficha-de-Personagem.1">
          <table:table-cell table:style-name="Ficha-de-Personagem.A1" office:value-type="string">
            <text:p text:style-name="P42">Traços .:</text:p>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4" office:value-type="string">
            <text:p text:style-name="P43">Equipamentos .:</text:p>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4" office:value-type="string">
            <text:p text:style-name="P43">Efeitos .:</text:p>
          </table:table-cell>
        </table:table-row>
        <table:table-row table:style-name="Ficha-de-Personagem.1">
          <table:table-cell table:style-name="Ficha-de-Personagem.A2" office:value-type="string">
            <text:p text:style-name="Standard"/>
          </table:table-cell>
        </table:table-row>
        <table:table-row table:style-name="Ficha-de-Personagem.1">
          <table:table-cell table:style-name="Ficha-de-Personagem.A9" office:value-type="string">
            <text:p text:style-name="P44"><text:span text:style-name="T70">Descrição .:</text:span> </text:p>
          </table:table-cell>
        </table:table-row>
        <table:table-row table:style-name="Ficha-de-Personagem.1">
          <table:table-cell table:style-name="Ficha-de-Personagem.A10" office:value-type="string">
            <text:p text:style-name="P45">Nome .: </text:p>
          </table:table-cell>
        </table:table-row>
      </table:table>
      <text:p text:style-name="P13"/>
      <text:h text:style-name="P120" text:outline-level="3"><text:bookmark-start text:name="__RefHeading___Toc1427_3064034263"/><text:soft-page-break/>Ações e Reações<text:bookmark-end text:name="__RefHeading___Toc1427_3064034263"/></text:h>
      <text:p text:style-name="P12"/>
      <text:p text:style-name="P38">Os personagens realizam diferentes ações durante a história, no geral o mestre descreve os cenários e o que está acontecendo ao redor e os jogadores decidem como seus personagens iram agir em relação ao que está ocorrendo. As ações que os personagens realizam <text:span text:style-name="T8">são sempre bem sucedidas a menos que uma reação </text:span><text:span text:style-name="T35">de imposição </text:span><text:span text:style-name="T8">aconteça, exigindo um teste para definir se o resultado da ação será positivo ou negativo para o personagem que </text:span><text:span text:style-name="T15">propôs</text:span><text:span text:style-name="T9"> a açã</text:span><text:span text:style-name="T10">o</text:span><text:span text:style-name="T8">.</text:span></text:p>
      <text:p text:style-name="P38"/>
      <text:p text:style-name="P22">As reações são usadas <text:span text:style-name="T34">com duas finalidades:</text:span> para tentar evitar que uma ação se concretize, <text:span text:style-name="T34">e para tentar fortalecer uma ação aumentando sua chance de sucesso. Uma reação pode ser usada contra qualquer</text:span> açã<text:span text:style-name="T36">o</text:span>, <text:span text:style-name="T34">não importa se o alvo da ação é </text:span>o próprio personagem que está realizando a reação, algum outro personagem , ou <text:span text:style-name="T34">algum</text:span> desafio da história.</text:p>
      <text:p text:style-name="P15"/>
      <text:h text:style-name="P121" text:outline-level="3"><text:bookmark-start text:name="__RefHeading___Toc1429_3064034263"/>Cenas de Jogo<text:bookmark-end text:name="__RefHeading___Toc1429_3064034263"/></text:h>
      <text:p text:style-name="P16"/>
      <text:p text:style-name="P17">No decorrer da história se dois ou mais personagens pretendem agir simultaneamente em uma curta janela de tempo, será iniciada uma cena de jogo para definir como as ações e reações dos personagens serão <text:span text:style-name="T19">organizadas</text:span>. <text:span text:style-name="T17">A cena de jogo é dividida em rodadas, nas quais cada personagem terá direito a realizar uma ação e uma reação. </text:span></text:p>
      <text:p text:style-name="P17"/>
      <text:p text:style-name="P17"><text:span text:style-name="T17">O momento em que um personagem está realizando uma ação é chama</text:span><text:span text:style-name="T18">do</text:span><text:span text:style-name="T17"> de turno, e a ordem </text:span><text:span text:style-name="T20">dos</text:span><text:span text:style-name="T17"> turnos de cada personagem é definida </text:span><text:span text:style-name="T18">por uma disputa de </text:span><text:span text:style-name="T51">atenção e reflexo</text:span><text:span text:style-name="T17">. </text:span><text:span text:style-name="T30">Cada personagem realiza </text:span><text:span text:style-name="T32">durante a rodada, uma ação durante o seu turno</text:span><text:span text:style-name="T30"> e </text:span><text:span text:style-name="T32">uma</text:span><text:span text:style-name="T30"> reação durante </text:span><text:span text:style-name="T32">o</text:span><text:span text:style-name="T30"> turno de </text:span><text:span text:style-name="T31">algum outro</text:span><text:span text:style-name="T30"> personage</text:span><text:span text:style-name="T32">m</text:span><text:span text:style-name="T30">.</text:span></text:p>
      <text:p text:style-name="P18"/>
      <table:table table:name="Cena-Sequencia" table:style-name="Cena-Sequencia">
        <table:table-column table:style-name="Cena-Sequencia.A"/>
        <table:table-column table:style-name="Cena-Sequencia.B" table:number-columns-repeated="9"/>
        <table:table-column table:style-name="Cena-Sequencia.K"/>
        <table:table-row>
          <table:table-cell table:style-name="Cena-Sequencia.A1" table:number-rows-spanned="3" office:value-type="string">
            <text:p text:style-name="P103"/>
          </table:table-cell>
          <table:table-cell table:style-name="Cena-Sequencia.B1" table:number-columns-spanned="9" office:value-type="string">
            <text:p text:style-name="P104">Cena <text:span text:style-name="T77">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97">→</text:p>
            <text:p text:style-name="P98">→</text:p>
            <text:p text:style-name="P98">→</text:p>
            <text:p text:style-name="P98">→</text:p>
            <text:p text:style-name="P98">→</text:p>
            <text:p text:style-name="P98">→</text:p>
            <text:p text:style-name="P98">→</text:p>
            <text:p text:style-name="P98">→</text:p>
          </table:table-cell>
        </table:table-row>
        <table:table-row>
          <table:covered-table-cell table:style-name="Cena-Sequencia.A1"/>
          <table:table-cell table:style-name="Cena-Sequencia.B2" table:number-columns-spanned="3" office:value-type="string">
            <text:p text:style-name="P104">Rodada 1</text:p>
          </table:table-cell>
          <table:covered-table-cell/>
          <table:covered-table-cell/>
          <table:table-cell table:style-name="Cena-Sequencia.E2" table:number-columns-spanned="3" office:value-type="string">
            <text:p text:style-name="P104">Rodada 2</text:p>
          </table:table-cell>
          <table:covered-table-cell/>
          <table:covered-table-cell/>
          <table:table-cell table:style-name="Cena-Sequencia.H2" table:number-columns-spanned="3" office:value-type="string">
            <text:p text:style-name="P104">Rodada 3</text:p>
          </table:table-cell>
          <table:covered-table-cell/>
          <table:covered-table-cell/>
          <table:covered-table-cell table:style-name="Cena-Sequencia.K1"/>
        </table:table-row>
        <table:table-row>
          <table:covered-table-cell table:style-name="Cena-Sequencia.A1"/>
          <table:table-cell table:style-name="Cena-Sequencia.B3" office:value-type="string">
            <text:p text:style-name="P105">TurnoP1</text:p>
          </table:table-cell>
          <table:table-cell table:style-name="Cena-Sequencia.C3" office:value-type="string">
            <text:p text:style-name="P105">TurnoP2</text:p>
          </table:table-cell>
          <table:table-cell table:style-name="Cena-Sequencia.D3" office:value-type="string">
            <text:p text:style-name="P105">TurnoP3</text:p>
          </table:table-cell>
          <table:table-cell table:style-name="Cena-Sequencia.E3" office:value-type="string">
            <text:p text:style-name="P105">TurnoP1</text:p>
          </table:table-cell>
          <table:table-cell table:style-name="Cena-Sequencia.F3" office:value-type="string">
            <text:p text:style-name="P105">TurnoP2</text:p>
          </table:table-cell>
          <table:table-cell table:style-name="Cena-Sequencia.G3" office:value-type="string">
            <text:p text:style-name="P105">TurnoP3</text:p>
          </table:table-cell>
          <table:table-cell table:style-name="Cena-Sequencia.H3" office:value-type="string">
            <text:p text:style-name="P105">TurnoP1</text:p>
          </table:table-cell>
          <table:table-cell table:style-name="Cena-Sequencia.I3" office:value-type="string">
            <text:p text:style-name="P105">TurnoP2</text:p>
          </table:table-cell>
          <table:table-cell table:style-name="Cena-Sequencia.J3" office:value-type="string">
            <text:p text:style-name="P105">TurnoP3</text:p>
          </table:table-cell>
          <table:covered-table-cell table:style-name="Cena-Sequencia.K1"/>
        </table:table-row>
        <table:table-row>
          <table:table-cell table:style-name="Cena-Sequencia.A4" office:value-type="string">
            <text:p text:style-name="P104">P1</text:p>
          </table:table-cell>
          <table:table-cell table:style-name="Cena-Sequencia.B4" office:value-type="string">
            <text:p text:style-name="P99">Ação</text:p>
          </table:table-cell>
          <table:table-cell table:style-name="Cena-Sequencia.C4" office:value-type="string">
            <text:p text:style-name="P101">Reação</text:p>
          </table:table-cell>
          <table:table-cell table:style-name="Cena-Sequencia.D4" office:value-type="string">
            <text:p text:style-name="P102"/>
          </table:table-cell>
          <table:table-cell table:style-name="Cena-Sequencia.A1" office:value-type="string">
            <text:p text:style-name="P100">Ação</text:p>
          </table:table-cell>
          <table:table-cell table:style-name="Cena-Sequencia.F4" office:value-type="string">
            <text:p text:style-name="P102"/>
          </table:table-cell>
          <table:table-cell table:style-name="Cena-Sequencia.G4" office:value-type="string">
            <text:p text:style-name="P101">Reação</text:p>
          </table:table-cell>
          <table:table-cell table:style-name="Cena-Sequencia.A1" office:value-type="string">
            <text:p text:style-name="P100">Ação</text:p>
          </table:table-cell>
          <table:table-cell table:style-name="Cena-Sequencia.I4" office:value-type="string">
            <text:p text:style-name="P102"/>
          </table:table-cell>
          <table:table-cell table:style-name="Cena-Sequencia.J4" office:value-type="string">
            <text:p text:style-name="P101">Reação</text:p>
          </table:table-cell>
          <table:covered-table-cell table:style-name="Cena-Sequencia.K1"/>
        </table:table-row>
        <table:table-row>
          <table:table-cell table:style-name="Cena-Sequencia.A5" office:value-type="string">
            <text:p text:style-name="P104">P2</text:p>
          </table:table-cell>
          <table:table-cell table:style-name="Cena-Sequencia.B5" office:value-type="string">
            <text:p text:style-name="P102"/>
          </table:table-cell>
          <table:table-cell table:style-name="Cena-Sequencia.C5" office:value-type="string">
            <text:p text:style-name="P100">Ação</text:p>
          </table:table-cell>
          <table:table-cell table:style-name="Cena-Sequencia.D5" office:value-type="string">
            <text:p text:style-name="P101">Reação</text:p>
          </table:table-cell>
          <table:table-cell table:style-name="Cena-Sequencia.E5" office:value-type="string">
            <text:p text:style-name="P102"/>
          </table:table-cell>
          <table:table-cell table:style-name="Cena-Sequencia.F5" office:value-type="string">
            <text:p text:style-name="P100">Ação</text:p>
          </table:table-cell>
          <table:table-cell table:style-name="Cena-Sequencia.G5" office:value-type="string">
            <text:p text:style-name="P101">Reação</text:p>
          </table:table-cell>
          <table:table-cell table:style-name="Cena-Sequencia.H5" office:value-type="string">
            <text:p text:style-name="P101">Reação</text:p>
          </table:table-cell>
          <table:table-cell table:style-name="Cena-Sequencia.I5" office:value-type="string">
            <text:p text:style-name="P100">Ação</text:p>
          </table:table-cell>
          <table:table-cell table:style-name="Cena-Sequencia.J5" office:value-type="string">
            <text:p text:style-name="P102"/>
          </table:table-cell>
          <table:covered-table-cell table:style-name="Cena-Sequencia.K1"/>
        </table:table-row>
        <table:table-row>
          <table:table-cell table:style-name="Cena-Sequencia.A6" office:value-type="string">
            <text:p text:style-name="P104">P3</text:p>
          </table:table-cell>
          <table:table-cell table:style-name="Cena-Sequencia.B6" office:value-type="string">
            <text:p text:style-name="P101">Reação</text:p>
          </table:table-cell>
          <table:table-cell table:style-name="Cena-Sequencia.C6" office:value-type="string">
            <text:p text:style-name="P102"/>
          </table:table-cell>
          <table:table-cell table:style-name="Cena-Sequencia.D6" office:value-type="string">
            <text:p text:style-name="P100">Ação</text:p>
          </table:table-cell>
          <table:table-cell table:style-name="Cena-Sequencia.E6" office:value-type="string">
            <text:p text:style-name="P102"/>
          </table:table-cell>
          <table:table-cell table:style-name="Cena-Sequencia.F6" office:value-type="string">
            <text:p text:style-name="P101">Reação</text:p>
          </table:table-cell>
          <table:table-cell table:style-name="Cena-Sequencia.G6" office:value-type="string">
            <text:p text:style-name="P100">Ação</text:p>
          </table:table-cell>
          <table:table-cell table:style-name="Cena-Sequencia.H6" office:value-type="string">
            <text:p text:style-name="P102"/>
          </table:table-cell>
          <table:table-cell table:style-name="Cena-Sequencia.I6" office:value-type="string">
            <text:p text:style-name="P101"/>
          </table:table-cell>
          <table:table-cell table:style-name="Cena-Sequencia.J6" office:value-type="string">
            <text:p text:style-name="P100">Ação</text:p>
          </table:table-cell>
          <table:covered-table-cell table:style-name="Cena-Sequencia.K1"/>
        </table:table-row>
      </table:table>
      <text:p text:style-name="P18"><text:soft-page-break/></text:p>
      <text:p text:style-name="P18"/>
      <text:p text:style-name="P57">As rodadas da cena de joga acontecem uma em sequência da outra até que a cena se resolva, o final da cena depende da história, por exemplo se estiver acontecendo uma cena de combate na história quando os oponentes não puderem mais lutar a cena termina.</text:p>
      <text:p text:style-name="P18"/>
      <text:h text:style-name="P120" text:outline-level="3"><text:bookmark-start text:name="__RefHeading___Toc1431_3064034263"/>Teste<text:span text:style-name="T21">s e Resultados</text:span><text:bookmark-end text:name="__RefHeading___Toc1431_3064034263"/></text:h>
      <text:p text:style-name="P19"/>
      <text:p text:style-name="P56">Testes são realizados quando uma ação é alvo de uma reação, o teste consiste no jogador que propôs a ação superar uma dificuldade jogando dados. Cada dado jogado terá como resultado um sucesso ou uma falha, se o número de sucessos for igual ou maior a dificuldade simultaneamente ação é bem sucedida. O valor da dificuldade e o número de dados jogados é definido pelo número de impactos que cada personagem causa ao teste.</text:p>
      <text:p text:style-name="P19"/>
      <text:h text:style-name="P120" text:outline-level="3"><text:bookmark-start text:name="__RefHeading___Toc1433_3064034263"/>Impacto <text:span text:style-name="T21">e </text:span>Dificuldade<text:bookmark-end text:name="__RefHeading___Toc1433_3064034263"/></text:h>
      <text:p text:style-name="P12"/>
      <text:p text:style-name="P46"><text:span text:style-name="T41">Cada </text:span>impacto pode adicionar um d6 ao teste, ou pode aumentar um ponto da dificuldade do teste, um impacto não adiciona dado e dificuldade ao me<text:span text:style-name="T42">sm</text:span>o tempo <text:span text:style-name="T42">ao</text:span><text:span text:style-name="T41"> teste</text:span>.</text:p>
      <text:p text:style-name="P14"/>
      <text:p text:style-name="P47">Cada traço, equipamento <text:span text:style-name="T81">e efeito</text:span> de um personagem pode causar somente um impacto em cada teste, quais traços e equipamentos devem ser considerados em uma ação ou reação vai depender da história. Os jogadores <text:span text:style-name="T40">sugerem</text:span> impactos, e o mestre pode contestar <text:span text:style-name="T40">caso ele entenda que esses impactos não são coerentes com a história</text:span>. </text:p>
      <text:p text:style-name="P12"/>
      <text:h text:style-name="P120" text:outline-level="3"><text:bookmark-start text:name="__RefHeading___Toc1435_3064034263"/>Traços<text:bookmark-end text:name="__RefHeading___Toc1435_3064034263"/></text:h>
      <text:p text:style-name="P19"/>
      <text:p text:style-name="P48">Definem as características dos personagens, os pontos positivos e negativos de cada um. Os traços indicam como cada personagem pode tirar vantagem de suas competências e com quais desvantagem ele terá de lidar ao causar impacto nas ações e reações que propõem.</text:p>
      <text:p text:style-name="P48"/>
      <text:p text:style-name="P27"><text:soft-page-break/>Os traços são definidos usando fichas de traços, <text:span text:style-name="T55">elas contêm os campos: nome do traço e </text:span><text:span text:style-name="T60">sua </text:span><text:span text:style-name="T55">descrição que detalha como esse traço influência as características do personagem.</text:span></text:p>
      <text:p text:style-name="P25"/>
      <text:p text:style-name="P64">Ficha <text:sequence text:ref-name="refFicha1" text:name="Ficha" text:formula="ooow:Ficha+1" style:num-format="1">2</text:sequence>: Ficha de Traço</text:p>
      <table:table table:name="Ficha-de-Traço" table:style-name="Ficha-de-Traço">
        <table:table-column table:style-name="Ficha-de-Traço.A"/>
        <table:table-column table:style-name="Ficha-de-Traço.B"/>
        <table:table-column table:style-name="Ficha-de-Traço.C"/>
        <table:table-row table:style-name="Ficha-de-Traço.1">
          <table:table-cell table:style-name="Ficha-de-Traço.A1" office:value-type="string">
            <text:p text:style-name="P69">Traço .:</text:p>
          </table:table-cell>
          <table:table-cell table:style-name="Ficha-de-Traço.B1" table:number-columns-spanned="2" office:value-type="string">
            <text:p text:style-name="P92"/>
          </table:table-cell>
          <table:covered-table-cell/>
        </table:table-row>
        <table:table-row table:style-name="Ficha-de-Traço.1">
          <table:table-cell table:style-name="Ficha-de-Traço.A2" table:number-columns-spanned="2" office:value-type="string">
            <text:p text:style-name="P84"><text:span text:style-name="T67">Descrição .:</text:span> </text:p>
          </table:table-cell>
          <table:covered-table-cell/>
          <table:table-cell table:style-name="Ficha-de-Traço.C2" office:value-type="string">
            <text:p text:style-name="P84"/>
          </table:table-cell>
        </table:table-row>
        <table:table-row table:style-name="Ficha-de-Traço.1">
          <table:table-cell table:style-name="Ficha-de-Traço.A3" table:number-columns-spanned="3" office:value-type="string">
            <text:p text:style-name="Table_20_Contents"/>
          </table:table-cell>
          <table:covered-table-cell/>
          <table:covered-table-cell/>
        </table:table-row>
        <table:table-row table:style-name="Ficha-de-Traço.1">
          <table:table-cell table:style-name="Ficha-de-Traço.A4" table:number-columns-spanned="3" office:value-type="string">
            <text:p text:style-name="Table_20_Contents"/>
          </table:table-cell>
          <table:covered-table-cell/>
          <table:covered-table-cell/>
        </table:table-row>
        <table:table-row table:style-name="Ficha-de-Traço.1">
          <table:table-cell table:style-name="Ficha-de-Traço.A5" table:number-columns-spanned="3" office:value-type="string">
            <text:p text:style-name="P87"/>
          </table:table-cell>
          <table:covered-table-cell/>
          <table:covered-table-cell/>
        </table:table-row>
      </table:table>
      <text:p text:style-name="P20"/>
      <text:h text:style-name="P120" text:outline-level="3"><text:bookmark-start text:name="__RefHeading___Toc1437_3064034263"/>Equipamentos<text:bookmark-end text:name="__RefHeading___Toc1437_3064034263"/></text:h>
      <text:p text:style-name="P19"/>
      <text:p text:style-name="P49">Os equipamentos são as coisas <text:span text:style-name="T38">que um personagem carrega consigo, eles permitindo que o personagem realize tarefas que antes não eram difíceis ou até mesmo possíveis. Cada equipamento </text:span><text:span text:style-name="T39">pode causar impacto as ações e reações.</text:span></text:p>
      <text:p text:style-name="P49"/>
      <text:p text:style-name="P50"><text:span text:style-name="T56">Quantos </text:span>equipamentos um personagem pode carregar é definido pela coerência, normalmente um personagem não pode usar duas armaduras ao mesmo tempo, na duvida o mestre tem define o que é ou não coerente no contexto da história.</text:p>
      <text:p text:style-name="P21"/>
      <text:p text:style-name="P28"><text:span text:style-name="T56">Cada equipamento é</text:span> definido usando <text:span text:style-name="T56">uma </text:span>ficha de <text:span text:style-name="T56">equipamento</text:span>, <text:span text:style-name="T55">elas contêm os campos: nome do </text:span><text:span text:style-name="T56">equipamento</text:span><text:span text:style-name="T55"> e descrição </text:span><text:span text:style-name="T58">detalhada de</text:span><text:span text:style-name="T55"> como esse </text:span><text:span text:style-name="T56">equipamento</text:span><text:span text:style-name="T55"> </text:span><text:span text:style-name="T57">funciona </text:span><text:span text:style-name="T58">e suas características</text:span><text:span text:style-name="T55">.</text:span></text:p>
      <text:p text:style-name="P48">Definem as características dos personagens, os pontos positivos e negativos de cada um. Os traços indicam como cada personagem pode tirar vantagem de suas competências e com quais desvantagem ele terá de lidar ao causar impacto nas ações e reações que propõem.</text:p>
      <text:p text:style-name="P48"/>
      <text:p text:style-name="P27">Os traços são definidos usando fichas de traços, <text:span text:style-name="T55">elas contêm os campos: nome do traço e </text:span><text:span text:style-name="T60">sua </text:span><text:span text:style-name="T55">descrição que detalha como esse traço influência as características do personagem.</text:span></text:p>
      <text:p text:style-name="P27"/>
      <text:p text:style-name="P66"><text:soft-page-break/>Ficha <text:sequence text:ref-name="refFicha2" text:name="Ficha" text:formula="ooow:Ficha+1" style:num-format="1">3</text:sequence>: Ficha de <text:span text:style-name="T56">Equipamento</text:span></text:p>
      <table:table table:name="Ficha-de-Equipamento" table:style-name="Ficha-de-Equipamento">
        <table:table-column table:style-name="Ficha-de-Equipamento.A"/>
        <table:table-column table:style-name="Ficha-de-Equipamento.B"/>
        <table:table-column table:style-name="Ficha-de-Equipamento.C"/>
        <table:table-row table:style-name="Ficha-de-Equipamento.1">
          <table:table-cell table:style-name="Ficha-de-Equipamento.A1" table:number-columns-spanned="2" office:value-type="string">
            <text:p text:style-name="P68"><text:span text:style-name="T68">Equipamento .:</text:span> </text:p>
          </table:table-cell>
          <table:covered-table-cell/>
          <table:table-cell table:style-name="Ficha-de-Equipamento.C1" office:value-type="string">
            <text:p text:style-name="P82"/>
          </table:table-cell>
        </table:table-row>
        <table:table-row table:style-name="Ficha-de-Equipamento.1">
          <table:table-cell table:style-name="Ficha-de-Equipamento.A2" office:value-type="string">
            <text:p text:style-name="P85"><text:span text:style-name="T67">Descrição .:</text:span> </text:p>
          </table:table-cell>
          <table:table-cell table:style-name="Ficha-de-Equipamento.B2" table:number-columns-spanned="2" office:value-type="string">
            <text:p text:style-name="P85"/>
          </table:table-cell>
          <table:covered-table-cell/>
        </table:table-row>
        <table:table-row table:style-name="Ficha-de-Equipamento.1">
          <table:table-cell table:style-name="Ficha-de-Equipamento.A3" table:number-columns-spanned="3" office:value-type="string">
            <text:p text:style-name="P90"/>
          </table:table-cell>
          <table:covered-table-cell/>
          <table:covered-table-cell/>
        </table:table-row>
        <table:table-row table:style-name="Ficha-de-Equipamento.1">
          <table:table-cell table:style-name="Ficha-de-Equipamento.A4" table:number-columns-spanned="3" office:value-type="string">
            <text:p text:style-name="P90"/>
          </table:table-cell>
          <table:covered-table-cell/>
          <table:covered-table-cell/>
        </table:table-row>
        <table:table-row table:style-name="Ficha-de-Equipamento.1">
          <table:table-cell table:style-name="Ficha-de-Equipamento.A5" table:number-columns-spanned="3" office:value-type="string">
            <text:p text:style-name="P88"/>
          </table:table-cell>
          <table:covered-table-cell/>
          <table:covered-table-cell/>
        </table:table-row>
      </table:table>
      <text:p text:style-name="Standard"/>
      <text:h text:style-name="P122" text:outline-level="3"><text:bookmark-start text:name="__RefHeading___Toc1439_3064034263"/>Efeitos<text:bookmark-end text:name="__RefHeading___Toc1439_3064034263"/></text:h>
      <text:p text:style-name="P19"/>
      <text:p text:style-name="P51"><text:span text:style-name="T37">Os efeitos s</text:span>ão condições que afetam os personagens, <text:span text:style-name="T24">de modo temporário como: ferimento leve, confusão, exaustão, concentração. </text:span><text:span text:style-name="T27">O</text:span><text:span text:style-name="T24">s efeitos </text:span><text:span text:style-name="T27">interferem no jogo e podem ser</text:span><text:span text:style-name="T24"> tanto positivos como negativos</text:span><text:span text:style-name="T25">, </text:span><text:span text:style-name="T27">eles</text:span><text:span text:style-name="T24"> </text:span><text:span text:style-name="T27">causam</text:span><text:span text:style-name="T24"> impactos </text:span><text:span text:style-name="T33">n</text:span><text:span text:style-name="T24">as jogadas de teste, e </text:span><text:span text:style-name="T27">condicionam</text:span><text:span text:style-name="T25"> a </text:span><text:span text:style-name="T26">possibilidade de </text:span><text:span text:style-name="T25">realiza</text:span><text:span text:style-name="T26">r </text:span><text:span text:style-name="T27">ou não</text:span><text:span text:style-name="T25"> </text:span><text:span text:style-name="T28">realizar </text:span><text:span text:style-name="T25">determinadas ações </text:span><text:span text:style-name="T29">e reações</text:span><text:span text:style-name="T24">. </text:span></text:p>
      <text:p text:style-name="P51"/>
      <text:p text:style-name="P51"><text:span text:style-name="T59">Todos o</text:span><text:span text:style-name="T30">s efeitos são adicionados ou removidos como resultado de ações dos personagens e de eventos que ocorrem durante a história, </text:span><text:span text:style-name="T38">r</text:span><text:span text:style-name="T30">eações não causam ou removem efeitos. </text:span><text:span text:style-name="T38">Cada efeito só pode estar aplicado uma vez em cada personagem, um personagem confuso não recebe outro efeito confuso, mas um personagem pode ser afetado por efeitos diferentes ao mesmo tempo como confusão e ferimento leve. </text:span></text:p>
      <text:p text:style-name="P51"/>
      <text:p text:style-name="P29"><text:span text:style-name="T60">Os efeitos</text:span> são definidos usando fichas de <text:span text:style-name="T60">efeitos</text:span>, <text:span text:style-name="T55">elas contêm os campos: nome do </text:span><text:span text:style-name="T60">efeito</text:span><text:span text:style-name="T55"> e descrição do </text:span><text:span text:style-name="T60">detalhada de</text:span><text:span text:style-name="T55"> como esse </text:span><text:span text:style-name="T60">efeito</text:span><text:span text:style-name="T55"> influência as </text:span><text:span text:style-name="T60">ações e reações</text:span><text:span text:style-name="T55"> do personagem.</text:span></text:p>
      <text:p text:style-name="P26"/>
      <text:p text:style-name="P67">Ficha <text:sequence text:ref-name="refFicha3" text:name="Ficha" text:formula="ooow:Ficha+1" style:num-format="1">4</text:sequence>: Ficha de <text:span text:style-name="T61">Efeito</text:span></text:p>
      <table:table table:name="Ficha-de-Efeito" table:style-name="Ficha-de-Efeito">
        <table:table-column table:style-name="Ficha-de-Efeito.A"/>
        <table:table-column table:style-name="Ficha-de-Efeito.B"/>
        <table:table-column table:style-name="Ficha-de-Efeito.C"/>
        <table:table-row table:style-name="Ficha-de-Efeito.1">
          <table:table-cell table:style-name="Ficha-de-Efeito.A1" office:value-type="string">
            <text:p text:style-name="P70">Efeito .:</text:p>
          </table:table-cell>
          <table:table-cell table:style-name="Ficha-de-Efeito.B1" table:number-columns-spanned="2" office:value-type="string">
            <text:p text:style-name="P83"/>
          </table:table-cell>
          <table:covered-table-cell/>
        </table:table-row>
        <table:table-row table:style-name="Ficha-de-Efeito.1">
          <table:table-cell table:style-name="Ficha-de-Efeito.A2" table:number-columns-spanned="2" office:value-type="string">
            <text:p text:style-name="P86"><text:span text:style-name="T67">Descrição .:</text:span> </text:p>
          </table:table-cell>
          <table:covered-table-cell/>
          <table:table-cell table:style-name="Ficha-de-Efeito.C2" office:value-type="string">
            <text:p text:style-name="P86"/>
          </table:table-cell>
        </table:table-row>
        <table:table-row table:style-name="Ficha-de-Efeito.1">
          <table:table-cell table:style-name="Ficha-de-Efeito.A3" table:number-columns-spanned="3" office:value-type="string">
            <text:p text:style-name="P91"/>
          </table:table-cell>
          <table:covered-table-cell/>
          <table:covered-table-cell/>
        </table:table-row>
        <table:table-row table:style-name="Ficha-de-Efeito.1">
          <table:table-cell table:style-name="Ficha-de-Efeito.A4" table:number-columns-spanned="3" office:value-type="string">
            <text:p text:style-name="P91"/>
          </table:table-cell>
          <table:covered-table-cell/>
          <table:covered-table-cell/>
        </table:table-row>
        <table:table-row table:style-name="Ficha-de-Efeito.1">
          <table:table-cell table:style-name="Ficha-de-Efeito.A5" table:number-columns-spanned="3" office:value-type="string">
            <text:p text:style-name="P89"/>
          </table:table-cell>
          <table:covered-table-cell/>
          <table:covered-table-cell/>
        </table:table-row>
      </table:table>
      <text:p text:style-name="Standard"><text:soft-page-break/></text:p>
      <text:h text:style-name="P119" text:outline-level="2"><text:bookmark-start text:name="__RefHeading___Toc1441_3064034263"/>Mecânicas do Jogo<text:bookmark-end text:name="__RefHeading___Toc1441_3064034263"/></text:h>
      <text:p text:style-name="P24"/>
      <text:p text:style-name="P52">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53">influenciando na história</text:span>. <text:span text:style-name="T53">Elas</text:span> estabelecem diretrizes para <text:span text:style-name="T53">o mestre e para os jogadores </text:span><text:span text:style-name="T69">lidem com diferentes situações de jogo</text:span><text:span text:style-name="T53">. </text:span></text:p>
      <text:p text:style-name="P11"/>
      <text:h text:style-name="P120" text:outline-level="3"><text:bookmark-start text:name="__RefHeading___Toc1443_3064034263"/>Criação de Personagens<text:bookmark-end text:name="__RefHeading___Toc1443_3064034263"/></text:h>
      <text:p text:style-name="P11"/>
      <text:p text:style-name="P36">Os personagens são criados preenchendo uma <text:span text:style-name="T71">ficha</text:span> de personagem, iniciando pelos <text:span text:style-name="T71">traços. O jogador escolhe três traços para o seu personagem. Em seguida são jogados 5d6, a soma dos valores corresponde as moedas com que o personagem começa, </text:span><text:span text:style-name="T73">o jogador </text:span><text:span text:style-name="T71">pode usa</text:span><text:span text:style-name="T73">r essas moedas</text:span><text:span text:style-name="T71"> para comprar </text:span><text:span text:style-name="T73">os</text:span><text:span text:style-name="T71"> equipamentos iniciais </text:span><text:span text:style-name="T73">do personagem ou manter as moedas para usar durante a história</text:span><text:span text:style-name="T71">. </text:span><text:span text:style-name="T74">Para finalizar a</text:span><text:span text:style-name="T72">dicione uma descrição e o nome do personagem e </text:span><text:span text:style-name="T75">ele</text:span><text:span text:style-name="T72"> está pronto para o jogo.</text:span></text:p>
      <text:p text:style-name="P11"/>
      <text:h text:style-name="P120" text:outline-level="3"><text:bookmark-start text:name="__RefHeading___Toc1445_3064034263"/>Evolução dos Personagens<text:bookmark-end text:name="__RefHeading___Toc1445_3064034263"/></text:h>
      <text:p text:style-name="P11"/>
      <text:p text:style-name="P36"><text:span text:style-name="T76">Traços </text:span>são adquiridos <text:span text:style-name="T76">e perdidos </text:span>durante o jogo exclusivamente pelas ações realizadas pelos personagens. <text:span text:style-name="T76">Conforme a história avança os jogadores podem requisitar ao mestre um novo traço para seu personagem, e o mestre a partir das ações do personagem aprova ou não o novo traço</text:span>. <text:span text:style-name="T76">O mestre também pode remover traços se as ações de um personagem no forem condizentes com determinados traços.</text:span></text:p>
      <text:p text:style-name="P36"/>
      <text:p text:style-name="P36">Mais moedas e equipamentos são conquistados durante o jogo, oportunidades de comprar, fabricar, roubar, moedas e equipamentos são postas a frente dos personagens para que os jogadores definam como eles farã<text:span text:style-name="T76">o</text:span> para adquirir <text:span text:style-name="T76">novos equipamentos</text:span> .</text:p>
      <text:p text:style-name="P36"/>
      <text:p text:style-name="P55"><text:soft-page-break/>Equipamentos também podem ser perdidos caso acontece alguma coisa na história, como o personagem ser roubado, o equipamento pode ser vendido, ele pode se quebrar devido ao uso, equipamentos vêm e vão durante a história.</text:p>
      <text:p text:style-name="P11"/>
      <text:h text:style-name="Heading_20_3" text:outline-level="3"><text:bookmark-start text:name="__RefHeading___Toc1447_3064034263"/>Jogando Dados<text:bookmark-end text:name="__RefHeading___Toc1447_3064034263"/></text:h>
      <text:p text:style-name="P11"/>
      <text:p text:style-name="P53">Os jogadores preferencialmente jogam os dados, os valores cinco e seis no resultado de uma jogada do dado é um sucesso no dado. Já os valores quatro, três, dois e um <text:span text:style-name="T62">no resultado de uma</text:span> jogada do dado é considerado como uma falha no dado.</text:p>
      <text:p text:style-name="P30"/>
      <table:table table:name="Prioridade-nos-Dados" table:style-name="Prioridade-nos-Dados">
        <table:table-column table:style-name="Prioridade-nos-Dados.A"/>
        <table:table-row table:style-name="Prioridade-nos-Dados.1">
          <table:table-cell table:style-name="Prioridade-nos-Dados.A1" office:value-type="string">
            <text:p text:style-name="P71">Prioridade na jogada dos dados</text:p>
          </table:table-cell>
        </table:table-row>
        <table:table-row table:style-name="Prioridade-nos-Dados.1">
          <table:table-cell table:style-name="Prioridade-nos-Dados.A2" office:value-type="string">
            <text:p text:style-name="P31">Ação do Jogador → Reação do Jogador → Ação ou Reação do Mestre</text:p>
          </table:table-cell>
        </table:table-row>
      </table:table>
      <text:p text:style-name="P30"/>
      <text:p text:style-name="P54">Um jogador realizando uma ação e outro jogador <text:span text:style-name="T64">ou o mestre respondendo com </text:span><text:s/>uma reação, o jogador que faz a ação joga os dados.</text:p>
      <text:p text:style-name="P33"/>
      <text:p text:style-name="P34">O mestre realizando uma ação e um jogador respondendo com uma reação, <text:span text:style-name="T63">o jogador que faz a </text:span>re<text:span text:style-name="T63">ação joga os dados.</text:span></text:p>
      <text:p text:style-name="P32"/>
      <table:table table:name="Falha-e-Sucesso-no-Dado" table:style-name="Falha-e-Sucesso-no-Dado">
        <table:table-column table:style-name="Falha-e-Sucesso-no-Dado.A"/>
        <table:table-column table:style-name="Falha-e-Sucesso-no-Dado.B"/>
        <table:table-row table:style-name="Falha-e-Sucesso-no-Dado.1">
          <table:table-cell table:style-name="Falha-e-Sucesso-no-Dado.A1" office:value-type="string">
            <text:p text:style-name="P72"><text:span text:style-name="T66">Valores de </text:span>Falha <text:span text:style-name="T65">no Dado</text:span></text:p>
          </table:table-cell>
          <table:table-cell table:style-name="Falha-e-Sucesso-no-Dado.B1" office:value-type="string">
            <text:p text:style-name="P72"><text:span text:style-name="T66">Valores de </text:span>Sucesso <text:span text:style-name="T65">no Dado</text:span></text:p>
          </table:table-cell>
        </table:table-row>
        <table:table-row table:style-name="Falha-e-Sucesso-no-Dado.1">
          <table:table-cell table:style-name="Falha-e-Sucesso-no-Dado.A2" office:value-type="string">
            <text:p text:style-name="P93">1, 2, 3, 4</text:p>
          </table:table-cell>
          <table:table-cell table:style-name="Falha-e-Sucesso-no-Dado.B2" office:value-type="string">
            <text:p text:style-name="P93">5, 6</text:p>
          </table:table-cell>
        </table:table-row>
      </table:table>
      <text:p text:style-name="P61"/>
      <text:h text:style-name="Heading_20_3" text:outline-level="3"><text:bookmark-start text:name="__RefHeading___Toc1449_3064034263"/>Disputa de Atenção <text:span text:style-name="T52">e Reflexo</text:span><text:bookmark-end text:name="__RefHeading___Toc1449_3064034263"/></text:h>
      <text:p text:style-name="P58"/>
      <text:p text:style-name="P59">Quando uma cena sera iniciada os personagens envolvidos disputam para decidir qual será a ordem dos turnos. Essa ordem se repete a cada rodada durante toda a cena. Essa disputa é resolvida jogando dados e somando os resultados, cada personagem joga a quantidade de d6 que ele conseguiu e soma os valores para definir o quanto atento e quanto veloz ele será nessa disputa.</text:p>
      <text:p text:style-name="P59"/>
      <text:p text:style-name="P59">Os turnos são ordenados com base nos maiores valores de atenção e reflexo para os menores valores, <text:s/>os maiores valores jogam primeiro. A quantidade de dados a serem jogados é decidido com base na história e no impacto que cada personagem consegue causar <text:span text:style-name="T79">com seus traços, equipamento e efeitos,</text:span> na disputa <text:span text:style-name="T79">o impacto mínimo é </text:span><text:span text:style-name="T80">sempre </text:span><text:span text:style-name="T79">um </text:span><text:span text:style-name="T80">para todos os personagens</text:span>.</text:p>
      <text:p text:style-name="P40"><text:soft-page-break/></text:p>
      <table:table table:name="Atencao-e-Reflexo" table:style-name="Atencao-e-Reflexo">
        <table:table-column table:style-name="Atencao-e-Reflexo.A"/>
        <table:table-column table:style-name="Atencao-e-Reflexo.B" table:number-columns-repeated="2"/>
        <table:table-column table:style-name="Atencao-e-Reflexo.D"/>
        <table:table-row>
          <table:table-cell table:style-name="Atencao-e-Reflexo.A1" office:value-type="string">
            <text:p text:style-name="Table_20_Contents"/>
          </table:table-cell>
          <table:table-cell table:style-name="Atencao-e-Reflexo.B1" office:value-type="string">
            <text:p text:style-name="P73">P1</text:p>
          </table:table-cell>
          <table:table-cell table:style-name="Atencao-e-Reflexo.B1" office:value-type="string">
            <text:p text:style-name="P73">P2</text:p>
          </table:table-cell>
          <table:table-cell table:style-name="Atencao-e-Reflexo.D1" office:value-type="string">
            <text:p text:style-name="P73">P3</text:p>
          </table:table-cell>
        </table:table-row>
        <table:table-row>
          <table:table-cell table:style-name="Atencao-e-Reflexo.A2" office:value-type="string">
            <text:p text:style-name="P74">Resultado dos dados</text:p>
          </table:table-cell>
          <table:table-cell table:style-name="Atencao-e-Reflexo.B2" office:value-type="string">
            <text:p text:style-name="P106">5</text:p>
          </table:table-cell>
          <table:table-cell table:style-name="Atencao-e-Reflexo.B2" office:value-type="string">
            <text:p text:style-name="P106">10</text:p>
          </table:table-cell>
          <table:table-cell table:style-name="Atencao-e-Reflexo.D2" office:value-type="string">
            <text:p text:style-name="P106">4</text:p>
          </table:table-cell>
        </table:table-row>
        <table:table-row>
          <table:table-cell table:style-name="Atencao-e-Reflexo.A3" office:value-type="string">
            <text:p text:style-name="P75">Ordem dos turnos</text:p>
          </table:table-cell>
          <table:table-cell table:style-name="Atencao-e-Reflexo.B3" office:value-type="string">
            <text:p text:style-name="P107">P2</text:p>
          </table:table-cell>
          <table:table-cell table:style-name="Atencao-e-Reflexo.B3" office:value-type="string">
            <text:p text:style-name="P107">P1</text:p>
          </table:table-cell>
          <table:table-cell table:style-name="Atencao-e-Reflexo.D3" office:value-type="string">
            <text:p text:style-name="P107">P3</text:p>
          </table:table-cell>
        </table:table-row>
      </table:table>
      <text:p text:style-name="P11"/>
      <text:p text:style-name="P60"><text:span text:style-name="T78">Nas disputas de atenção e reflexo cada jogador joga os dados para seu personagem e o mestre joga os dados para os personagens restantes. </text:span>O mestre julga se os impactos são adequados e resolve qualquer impasse que acontece como resultados iguais na jogada de dados, ele decide como resolver o impasse.</text:p>
      <text:p text:style-name="P11"/>
      <text:h text:style-name="Heading_20_3" text:outline-level="3"><text:bookmark-start text:name="__RefHeading___Toc1451_3064034263"/>Testando Ações e Reações<text:bookmark-end text:name="__RefHeading___Toc1451_3064034263"/></text:h>
      <text:p text:style-name="P23"/>
      <text:p text:style-name="P62">Os testes acontecem em algumas etapas: <text:span text:style-name="T84">um personagem propõem uma ação, </text:span>os <text:span text:style-name="T84">outros</text:span> personagens decidem se vão propor reações a favor ou contra a ação, então a quantidade de dados e dificuldade são definidos com base nos impactos sugeridos, depois os dados são jogados e os sucessos contados, caso o número de sucessos for igual ou maior ao valor da dificuldade a ação é bem sucedida, se a ação for bem sucedida ela pode causar algum efeito.</text:p>
      <text:p text:style-name="P62"/>
      <table:table table:name="Squencia-do-Teste" table:style-name="Squencia-do-Teste">
        <table:table-column table:style-name="Squencia-do-Teste.A"/>
        <table:table-column table:style-name="Squencia-do-Teste.B"/>
        <table:table-row>
          <table:table-cell table:style-name="Squencia-do-Teste.A1" office:value-type="string">
            <text:p text:style-name="P77">Etapa 1</text:p>
          </table:table-cell>
          <table:table-cell table:style-name="Squencia-do-Teste.B1" office:value-type="string">
            <text:p text:style-name="P115">A ação é proposta</text:p>
          </table:table-cell>
        </table:table-row>
        <table:table-row>
          <table:table-cell table:style-name="Squencia-do-Teste.A2" office:value-type="string">
            <text:p text:style-name="P77">Etapa 2</text:p>
          </table:table-cell>
          <table:table-cell table:style-name="Squencia-do-Teste.B2" office:value-type="string">
            <text:p text:style-name="P115">As reações são <text:span text:style-name="T84">declaradas a favor e contra a ação</text:span></text:p>
          </table:table-cell>
        </table:table-row>
        <table:table-row>
          <table:table-cell table:style-name="Squencia-do-Teste.A2" office:value-type="string">
            <text:p text:style-name="P77">Etapa 3</text:p>
          </table:table-cell>
          <table:table-cell table:style-name="Squencia-do-Teste.B2" office:value-type="string">
            <text:p text:style-name="P116">Os impactos são sugeridos para definir os dados e a dificuldade</text:p>
          </table:table-cell>
        </table:table-row>
        <table:table-row>
          <table:table-cell table:style-name="Squencia-do-Teste.A2" office:value-type="string">
            <text:p text:style-name="P77">Etapa 4</text:p>
          </table:table-cell>
          <table:table-cell table:style-name="Squencia-do-Teste.B2" office:value-type="string">
            <text:p text:style-name="P116">Os dados são jogados e os sucessos contados</text:p>
          </table:table-cell>
        </table:table-row>
        <table:table-row>
          <table:table-cell table:style-name="Squencia-do-Teste.A2" office:value-type="string">
            <text:p text:style-name="P77">Etapa 5</text:p>
          </table:table-cell>
          <table:table-cell table:style-name="Squencia-do-Teste.B2" office:value-type="string">
            <text:p text:style-name="P116">Caso o número de sucessos nos dados sejam igual ou maiores que a dificuldade prossiga para a Etapa 6, do contrário para a Etapa 7</text:p>
          </table:table-cell>
        </table:table-row>
        <table:table-row>
          <table:table-cell table:style-name="Squencia-do-Teste.A2" office:value-type="string">
            <text:p text:style-name="P77">Etapa 6</text:p>
          </table:table-cell>
          <table:table-cell table:style-name="Squencia-do-Teste.B2" office:value-type="string">
            <text:p text:style-name="P116">Sucesso. A ação acontece e os efeitos são aplicados</text:p>
          </table:table-cell>
        </table:table-row>
        <table:table-row>
          <table:table-cell table:style-name="Squencia-do-Teste.A7" office:value-type="string">
            <text:p text:style-name="P78">Etapa 7</text:p>
          </table:table-cell>
          <table:table-cell table:style-name="Squencia-do-Teste.B7" office:value-type="string">
            <text:p text:style-name="P116">Falha. A ação fracassa e os efeitos não são aplicados</text:p>
          </table:table-cell>
        </table:table-row>
      </table:table>
      <text:p text:style-name="P62"/>
      <text:p text:style-name="P63">Nos teste o número de dados e de dificuldade mínimos é um, 1 ponto de dificuldade e um d6, <text:span text:style-name="T85">o</text:span>s impactos adicionam dados e dificuldade a esses valores iniciais. <text:span text:style-name="T85">Caso os pontos de dificuldade sejam maiores que o número de dados a ação falha, não é preciso jogar os dados.</text:span></text:p>
      <text:p text:style-name="P63"/>
      <text:p text:style-name="P63"><text:soft-page-break/>Quando o mestre está propondo ações para seus personagens os jogadores impõem reações, nesse caso os jogadores testam as suas reações, o impacto das reações adicionam dados e o impacto da ação pontos de dificuldade. <text:span text:style-name="T82">Note que nos demais casos os impactos das ações adicionam dados e o da reações pontos de dificuldade.</text:span></text:p>
      <text:p text:style-name="P63"/>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table-cell table:style-name="Impactos-Causados.A1" table:number-rows-spanned="3" table:number-columns-spanned="2" office:value-type="string">
            <text:p text:style-name="P76">Impactos Causados</text:p>
          </table:table-cell>
          <table:covered-table-cell/>
          <table:table-cell table:style-name="Impactos-Causados.C1" office:value-type="string">
            <text:p text:style-name="P108">Jogador 1 (J1)</text:p>
          </table:table-cell>
          <table:table-cell table:style-name="Impactos-Causados.D1" office:value-type="string">
            <text:p text:style-name="P108">Mestre <text:span text:style-name="T83">(M)</text:span></text:p>
          </table:table-cell>
        </table:table-row>
        <table:table-row>
          <table:covered-table-cell table:style-name="Impactos-Causados.A1"/>
          <table:covered-table-cell/>
          <table:table-cell table:style-name="Impactos-Causados.C2" office:value-type="string">
            <text:p text:style-name="P109">Ação</text:p>
          </table:table-cell>
          <table:table-cell table:style-name="Impactos-Causados.D2" office:value-type="string">
            <text:p text:style-name="P109">Ação</text:p>
          </table:table-cell>
        </table:table-row>
        <table:table-row>
          <table:covered-table-cell table:style-name="Impactos-Causados.A1"/>
          <table:covered-table-cell/>
          <table:table-cell table:style-name="Impactos-Causados.C3" office:value-type="string">
            <text:p text:style-name="P109">J1 adiciona dados</text:p>
          </table:table-cell>
          <table:table-cell table:style-name="Impactos-Causados.D3" office:value-type="string">
            <text:p text:style-name="P114">M adiciona dificuldade</text:p>
          </table:table-cell>
        </table:table-row>
        <table:table-row>
          <table:table-cell table:style-name="Impactos-Causados.C1" office:value-type="string">
            <text:p text:style-name="P110">Jogador 2 (J2)</text:p>
          </table:table-cell>
          <table:table-cell table:style-name="Impactos-Causados.B4" office:value-type="string">
            <text:p text:style-name="P110">Reação Contraria</text:p>
          </table:table-cell>
          <table:table-cell table:style-name="Impactos-Causados.D3" office:value-type="string">
            <text:p text:style-name="P113">J2 adiciona dificuldade</text:p>
          </table:table-cell>
          <table:table-cell table:style-name="Impactos-Causados.D4" office:value-type="string">
            <text:p text:style-name="P114">J2 adiciona dados</text:p>
          </table:table-cell>
        </table:table-row>
        <table:table-row>
          <table:table-cell table:style-name="Impactos-Causados.A5" office:value-type="string">
            <text:p text:style-name="P112">Jogador 3 (J3)</text:p>
          </table:table-cell>
          <table:table-cell table:style-name="Impactos-Causados.B5" office:value-type="string">
            <text:p text:style-name="P110">Reação a Favor</text:p>
          </table:table-cell>
          <table:table-cell table:style-name="Impactos-Causados.D3" office:value-type="string">
            <text:p text:style-name="P113">J3 adiciona dados</text:p>
          </table:table-cell>
          <table:table-cell table:style-name="Impactos-Causados.D4" office:value-type="string">
            <text:p text:style-name="P114">J3 adiciona dificuldade</text:p>
          </table:table-cell>
        </table:table-row>
        <table:table-row>
          <table:table-cell table:style-name="Impactos-Causados.C2" table:number-rows-spanned="2" office:value-type="string">
            <text:p text:style-name="P110">Mestre <text:span text:style-name="T83">(M)</text:span></text:p>
          </table:table-cell>
          <table:table-cell table:style-name="Impactos-Causados.B6" office:value-type="string">
            <text:p text:style-name="P110">Reação Contraria</text:p>
          </table:table-cell>
          <table:table-cell table:style-name="Impactos-Causados.D3" office:value-type="string">
            <text:p text:style-name="P111">M adiciona dados</text:p>
          </table:table-cell>
          <table:table-cell table:style-name="Impactos-Causados.D6" table:number-rows-spanned="2" office:value-type="string">
            <text:p text:style-name="P108">Não é testado o mestre decide</text:p>
          </table:table-cell>
        </table:table-row>
        <table:table-row>
          <table:covered-table-cell table:style-name="Impactos-Causados.C2"/>
          <table:table-cell table:style-name="Impactos-Causados.B7" office:value-type="string">
            <text:p text:style-name="P110">Reação a Favor</text:p>
          </table:table-cell>
          <table:table-cell table:style-name="Impactos-Causados.D2" office:value-type="string">
            <text:p text:style-name="P111">M adiciona dificuldade</text:p>
          </table:table-cell>
          <table:covered-table-cell table:style-name="Impactos-Causados.D6"/>
        </table:table-row>
      </table:table>
      <text:p text:style-name="P41"/>
      <text:h text:style-name="P120" text:outline-level="3"><text:bookmark-start text:name="__RefHeading___Toc1453_3064034263"/>Ações de <text:span text:style-name="T13">M</text:span>ovimento<text:bookmark-end text:name="__RefHeading___Toc1453_3064034263"/></text:h>
      <text:p text:style-name="P11"/>
      <text:p text:style-name="P39">O deslocamento dos personagens quase todo tempo é livre, o jogador precisa somente <text:span text:style-name="T12">declarar</text:span> como o personagem vai se deslocar. <text:span text:style-name="T12">Quando o movimento acontecer dentro de uma cena de jogo, ele será parte de uma ação e pode sofrer reações. </text:span>O mestre pode barrar o movimento de um personagem caso ele seja exagerado, como no caso d<text:span text:style-name="T11">e</text:span> atravessar um imenso salão <text:span text:style-name="T11">em uma única ação</text:span>.</text:p>
      <text:p text:style-name="P36"/>
      <text:p text:style-name="P36">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36"/>
      <text:p text:style-name="P36">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er" style:family="table">
      <style:table-properties style:width="12.599cm" table:align="margins"/>
    </style:style>
    <style:style style:name="Header.A" style:family="table-column">
      <style:table-column-properties style:column-width="11.987cm" style:rel-column-width="62348*"/>
    </style:style>
    <style:style style:name="Header.B" style:family="table-column">
      <style:table-column-properties style:column-width="0.612cm" style:rel-column-width="3187*"/>
    </style:style>
    <style:style style:name="Header.A1" style:family="table-cell">
      <style:table-cell-properties style:vertical-align="middle" fo:padding="0.097cm" fo:border-left="none" fo:border-right="none" fo:border-top="none" fo:border-bottom="0.5pt solid #000000"/>
    </style:style>
    <style:style style:name="Header.B1" style:family="table-cell">
      <style:table-cell-properties fo:padding="0.097cm" fo:border-left="none" fo:border-right="none" fo:border-top="none" fo:border-bottom="0.5pt solid #000000"/>
    </style:style>
    <style:style style:name="Footer" style:family="table">
      <style:table-properties style:width="12.599cm" table:align="margins"/>
    </style:style>
    <style:style style:name="Footer.A" style:family="table-column">
      <style:table-column-properties style:column-width="11.859cm" style:rel-column-width="61680*"/>
    </style:style>
    <style:style style:name="Footer.B" style:family="table-column">
      <style:table-column-properties style:column-width="0.741cm" style:rel-column-width="3855*"/>
    </style:style>
    <style:style style:name="Footer.A1" style:family="table-cell">
      <style:table-cell-properties style:vertical-align="middle" fo:padding="0.097cm" fo:border-left="none" fo:border-right="none" fo:border-top="0.5pt solid #000000" fo:border-bottom="none"/>
    </style:style>
    <style:style style:name="Footer.B1" style:family="table-cell">
      <style:table-cell-properties fo:padding="0.097cm" fo:border-left="none" fo:border-right="none" fo:border-top="0.5pt solid #000000" fo:border-bottom="none"/>
    </style:style>
    <style:style style:name="MP1" style:family="paragraph" style:parent-style-name="Table_20_Contents">
      <style:text-properties fo:font-size="9pt" officeooo:rsid="01072041" officeooo:paragraph-rsid="01072041" style:font-size-asian="9pt" style:font-size-complex="9pt"/>
    </style:style>
    <style:style style:name="MP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MP3" style:family="paragraph" style:parent-style-name="Header">
      <style:text-properties fo:font-size="2pt" style:font-size-asian="1.75pt" style:font-size-complex="2pt"/>
    </style:style>
    <style:style style:name="MP4" style:family="paragraph" style:parent-style-name="Footer_20_left">
      <style:text-properties fo:font-size="9pt" officeooo:paragraph-rsid="00f6fb4c" style:font-size-asian="9pt" style:font-size-complex="9pt"/>
    </style:style>
    <style:style style:name="MP5" style:family="paragraph" style:parent-style-name="Table_20_Contents">
      <style:paragraph-properties fo:text-align="center" style:justify-single-word="false"/>
      <style:text-properties fo:font-size="12pt" officeooo:paragraph-rsid="00f6fb4c" style:font-size-asian="12pt" style:font-size-complex="12pt"/>
    </style:style>
    <style:style style:name="MP6" style:family="paragraph" style:parent-style-name="Standard">
      <style:text-properties fo:font-size="2pt" officeooo:paragraph-rsid="00f6fb4c" style:font-size-asian="1.75pt" style:font-size-complex="2pt"/>
    </style:style>
    <style:style style:name="MT1" style:family="text">
      <style:text-properties officeooo:rsid="0171ea30"/>
    </style:style>
    <style:style style:name="MT2" style:family="text">
      <style:text-properties officeooo:rsid="00f6fb4c"/>
    </style:style>
    <style:style style:name="MT3" style:family="text">
      <style:text-properties fo:font-size="10pt" style:font-size-asian="10pt" style:font-size-complex="10pt"/>
    </style:style>
    <style:page-layout style:name="Mpm1">
      <style:page-layout-properties fo:page-width="14.801cm" fo:page-height="21.001cm" style:num-format="1" style:print-orientation="portrait" fo:margin-top="1cm" fo:margin-bottom="0.801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2cm" fo:margin-left="0cm" fo:margin-right="0cm" fo:margin-bottom="0.319cm" fo:background-color="transparent" style:dynamic-spacing="false" draw:fill="none" draw:fill-color="#729fcf"/>
      </style:header-style>
      <style:footer-style>
        <style:header-footer-properties fo:min-height="0cm" fo:margin-left="0cm" fo:margin-right="0cm" fo:margin-top="0.31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Header" table:style-name="Header">
          <table:table-column table:style-name="Header.A"/>
          <table:table-column table:style-name="Header.B"/>
          <table:table-row>
            <table:table-cell table:style-name="Header.A1" office:value-type="string">
              <text:p text:style-name="MP1">Sistema <text:span text:style-name="MT1">3P</text:span> Livro de Regras</text:p>
            </table:table-cell>
            <table:table-cell table:style-name="Header.B1" office:value-type="string">
              <text:p text:style-name="MP2">.:</text:p>
            </table:table-cell>
          </table:table-row>
        </table:table>
        <text:p text:style-name="MP3"/>
      </style:header>
      <style:footer>
        <table:table table:name="Footer" table:style-name="Footer">
          <table:table-column table:style-name="Footer.A"/>
          <table:table-column table:style-name="Footer.B"/>
          <table:table-row>
            <table:table-cell table:style-name="Footer.A1" office:value-type="string">
              <text:p text:style-name="MP4">Copyright 202<text:span text:style-name="MT2">4</text:span> Fellipe Augusto Ugliara. Licenciado sob a CC BY 4.0</text:p>
            </table:table-cell>
            <table:table-cell table:style-name="Footer.B1" office:value-type="string">
              <text:p text:style-name="MP5"><text:span text:style-name="MT3"><text:page-number text:select-page="current">12</text:page-number></text:span><text:s/></text:p>
            </table:table-cell>
          </table:table-row>
        </table:table>
        <text:p text:style-name="MP6"/>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6-15T21:48:45.316993428</dc:date>
    <meta:editing-duration>PT20H59M3S</meta:editing-duration>
    <meta:editing-cycles>238</meta:editing-cycles>
    <meta:generator>LibreOffice/24.2.4.2$Linux_X86_64 LibreOffice_project/420$Build-2</meta:generator>
    <meta:print-date>2024-06-14T10:15:03.163053075</meta:print-date>
    <dc:description>Fellipe Augusto Ugliara</dc:description>
    <dc:contributor>Fellipe Augusto Ugliara</dc:contributor>
    <dc:publisher>Fellipe Augusto Ugliara</dc:publisher>
    <dc:rights>Fellipe Augusto Ugliara</dc:rights>
    <dc:title>Sistema Três Pontos Livro de Regras</dc:title>
    <meta:document-statistic meta:table-count="14" meta:image-count="0" meta:object-count="0" meta:page-count="12" meta:paragraph-count="207" meta:word-count="2741" meta:character-count="16199" meta:non-whitespace-character-count="13649"/>
  </office:meta>
</office:document-meta>
</file>